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.9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18.29pt"/>
    </style:style>
    <style:style style:name="co4" style:family="table-column">
      <style:table-column-properties fo:break-before="auto" style:column-width="27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シート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/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412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412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シート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number-columns-repeated="2"/>
          <table:table-cell table:style-name="ce5"/>
          <table:table-cell table:style-name="ce8"/>
          <table:table-cell table:style-name="ce11"/>
          <table:table-cell table:style-name="ce13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1" office:value-type="string" calcext:value-type="string">
            <text:p>注意</text:p>
          </table:table-cell>
          <table:table-cell table:style-name="ce8" office:value-type="string" calcext:value-type="string">
            <text:p>→</text:p>
          </table:table-cell>
          <table:table-cell table:style-name="ce12" office:value-type="string" calcext:value-type="string">
            <text:p>人物の肌色変更には対応してないので注意 (異体字セレクタ)</text:p>
            <text:p>対応してない絵文字もある (めんどうだった部分)</text:p>
            <text:p>漢字 → ヒラガナ翻訳ガバ箇所は仕様 (めんどうだった部分)</text:p>
            <text:p>UNICODE.org提供のCJK Annotation利用 (https://unicode-org.github.io/cldr-staging/charts/38/annotations/cjk.html)</text:p>
            <text:p>スクリプトエディタからコード破壊しないでね (おねがい)</text:p>
          </table:table-cell>
          <table:table-cell table:style-name="ce13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5"/>
          <table:table-cell table:style-name="ce8"/>
          <table:table-cell table:style-name="ce13" table:number-columns-repeated="33"/>
          <table:table-cell table:number-columns-repeated="987"/>
        </table:table-row>
        <table:table-row table:style-name="ro1"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8" office:value-type="string" calcext:value-type="string">
            <text:p>→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13" table:number-columns-repeated="32"/>
          <table:table-cell table:number-columns-repeated="987"/>
        </table:table-row>
        <table:table-row table:style-name="ro1">
          <table:table-cell table:number-columns-repeated="3"/>
          <table:table-cell table:style-name="ce8"/>
          <table:table-cell table:style-name="ce13" table:number-columns-repeated="33"/>
          <table:table-cell table:number-columns-repeated="987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3">
            <text:p>レーン1</text:p>
          </table:table-cell>
          <table:table-cell table:style-name="ce6" office:value-type="string" calcext:value-type="string">
            <text:p>絵文字入力欄</text:p>
          </table:table-cell>
          <table:table-cell table:style-name="ce9" office:value-type="string" calcext:value-type="string">
            <text:p>→</text:p>
          </table:table-cell>
          <table:table-cell table:style-name="ce13" table:number-columns-repeated="33"/>
          <table:table-cell table:number-columns-repeated="987"/>
        </table:table-row>
        <table:table-row table:style-name="ro1">
          <table:table-cell table:style-name="ce1"/>
          <table:covered-table-cell/>
          <table:table-cell table:style-name="ce5" office:value-type="string" calcext:value-type="string">
            <text:p>日本語訳 (自動)</text:p>
          </table:table-cell>
          <table:table-cell table:style-name="ce8" office:value-type="string" calcext:value-type="string">
            <text:p>→</text:p>
          </table:table-cell>
          <table:table-cell table:style-name="ce13" table:formula="of:=whyemojitxt(TRIM(CELL(&quot;contents&quot;;[.E7])))" office:value-type="string" office:string-value="" calcext:value-type="error">
            <text:p>#NAME?</text:p>
          </table:table-cell>
          <table:table-cell table:style-name="ce13" table:formula="of:=whyemojitxt(TRIM(CELL(&quot;contents&quot;;[.F7])))" office:value-type="string" office:string-value="" calcext:value-type="error">
            <text:p>#NAME?</text:p>
          </table:table-cell>
          <table:table-cell table:style-name="ce13" table:formula="of:=whyemojitxt(TRIM(CELL(&quot;contents&quot;;[.G7])))" office:value-type="string" office:string-value="" calcext:value-type="error">
            <text:p>#NAME?</text:p>
          </table:table-cell>
          <table:table-cell table:style-name="ce13" table:formula="of:=whyemojitxt(TRIM(CELL(&quot;contents&quot;;[.H7])))" office:value-type="string" office:string-value="" calcext:value-type="error">
            <text:p>#NAME?</text:p>
          </table:table-cell>
          <table:table-cell table:style-name="ce13" table:formula="of:=whyemojitxt(TRIM(CELL(&quot;contents&quot;;[.I7])))" office:value-type="string" office:string-value="" calcext:value-type="error">
            <text:p>#NAME?</text:p>
          </table:table-cell>
          <table:table-cell table:style-name="ce13" table:formula="of:=whyemojitxt(TRIM(CELL(&quot;contents&quot;;[.J7])))" office:value-type="string" office:string-value="" calcext:value-type="error">
            <text:p>#NAME?</text:p>
          </table:table-cell>
          <table:table-cell table:style-name="ce13" table:formula="of:=whyemojitxt(TRIM(CELL(&quot;contents&quot;;[.K7])))" office:value-type="string" office:string-value="" calcext:value-type="error">
            <text:p>#NAME?</text:p>
          </table:table-cell>
          <table:table-cell table:style-name="ce13" table:formula="of:=whyemojitxt(TRIM(CELL(&quot;contents&quot;;[.L7])))" office:value-type="string" office:string-value="" calcext:value-type="error">
            <text:p>#NAME?</text:p>
          </table:table-cell>
          <table:table-cell table:style-name="ce13" table:formula="of:=whyemojitxt(TRIM(CELL(&quot;contents&quot;;[.M7])))" office:value-type="string" office:string-value="" calcext:value-type="error">
            <text:p>#NAME?</text:p>
          </table:table-cell>
          <table:table-cell table:style-name="ce13" table:formula="of:=whyemojitxt(TRIM(CELL(&quot;contents&quot;;[.N7])))" office:value-type="string" office:string-value="" calcext:value-type="error">
            <text:p>#NAME?</text:p>
          </table:table-cell>
          <table:table-cell table:style-name="ce13" table:formula="of:=whyemojitxt(TRIM(CELL(&quot;contents&quot;;[.O7])))" office:value-type="string" office:string-value="" calcext:value-type="error">
            <text:p>#NAME?</text:p>
          </table:table-cell>
          <table:table-cell table:style-name="ce13" table:formula="of:=whyemojitxt(TRIM(CELL(&quot;contents&quot;;[.P7])))" office:value-type="string" office:string-value="" calcext:value-type="error">
            <text:p>#NAME?</text:p>
          </table:table-cell>
          <table:table-cell table:style-name="ce13" table:formula="of:=whyemojitxt(TRIM(CELL(&quot;contents&quot;;[.Q7])))" office:value-type="string" office:string-value="" calcext:value-type="error">
            <text:p>#NAME?</text:p>
          </table:table-cell>
          <table:table-cell table:style-name="ce13" table:formula="of:=whyemojitxt(TRIM(CELL(&quot;contents&quot;;[.R7])))" office:value-type="string" office:string-value="" calcext:value-type="error">
            <text:p>#NAME?</text:p>
          </table:table-cell>
          <table:table-cell table:style-name="ce13" table:formula="of:=whyemojitxt(TRIM(CELL(&quot;contents&quot;;[.S7])))" office:value-type="string" office:string-value="" calcext:value-type="error">
            <text:p>#NAME?</text:p>
          </table:table-cell>
          <table:table-cell table:style-name="ce13" table:formula="of:=whyemojitxt(TRIM(CELL(&quot;contents&quot;;[.T7])))" office:value-type="string" office:string-value="" calcext:value-type="error">
            <text:p>#NAME?</text:p>
          </table:table-cell>
          <table:table-cell table:style-name="ce13" table:formula="of:=whyemojitxt(TRIM(CELL(&quot;contents&quot;;[.U7])))" office:value-type="string" office:string-value="" calcext:value-type="error">
            <text:p>#NAME?</text:p>
          </table:table-cell>
          <table:table-cell table:style-name="ce13" table:formula="of:=whyemojitxt(TRIM(CELL(&quot;contents&quot;;[.V7])))" office:value-type="string" office:string-value="" calcext:value-type="error">
            <text:p>#NAME?</text:p>
          </table:table-cell>
          <table:table-cell table:style-name="ce13" table:formula="of:=whyemojitxt(TRIM(CELL(&quot;contents&quot;;[.W7])))" office:value-type="string" office:string-value="" calcext:value-type="error">
            <text:p>#NAME?</text:p>
          </table:table-cell>
          <table:table-cell table:style-name="ce13" table:formula="of:=whyemojitxt(TRIM(CELL(&quot;contents&quot;;[.X7])))" office:value-type="string" office:string-value="" calcext:value-type="error">
            <text:p>#NAME?</text:p>
          </table:table-cell>
          <table:table-cell table:style-name="ce13" table:formula="of:=whyemojitxt(TRIM(CELL(&quot;contents&quot;;[.Y7])))" office:value-type="string" office:string-value="" calcext:value-type="error">
            <text:p>#NAME?</text:p>
          </table:table-cell>
          <table:table-cell table:style-name="ce13" table:formula="of:=whyemojitxt(TRIM(CELL(&quot;contents&quot;;[.Z7])))" office:value-type="string" office:string-value="" calcext:value-type="error">
            <text:p>#NAME?</text:p>
          </table:table-cell>
          <table:table-cell table:style-name="ce13" table:formula="of:=whyemojitxt(TRIM(CELL(&quot;contents&quot;;[.AA7])))" office:value-type="string" office:string-value="" calcext:value-type="error">
            <text:p>#NAME?</text:p>
          </table:table-cell>
          <table:table-cell table:style-name="ce13" table:formula="of:=whyemojitxt(TRIM(CELL(&quot;contents&quot;;[.AB7])))" office:value-type="string" office:string-value="" calcext:value-type="error">
            <text:p>#NAME?</text:p>
          </table:table-cell>
          <table:table-cell table:style-name="ce13" table:formula="of:=whyemojitxt(TRIM(CELL(&quot;contents&quot;;[.AC7])))" office:value-type="string" office:string-value="" calcext:value-type="error">
            <text:p>#NAME?</text:p>
          </table:table-cell>
          <table:table-cell table:style-name="ce13" table:formula="of:=whyemojitxt(TRIM(CELL(&quot;contents&quot;;[.AD7])))" office:value-type="string" office:string-value="" calcext:value-type="error">
            <text:p>#NAME?</text:p>
          </table:table-cell>
          <table:table-cell table:style-name="ce13" table:formula="of:=whyemojitxt(TRIM(CELL(&quot;contents&quot;;[.AE7])))" office:value-type="string" office:string-value="" calcext:value-type="error">
            <text:p>#NAME?</text:p>
          </table:table-cell>
          <table:table-cell table:style-name="ce13" table:formula="of:=whyemojitxt(TRIM(CELL(&quot;contents&quot;;[.AF7])))" office:value-type="string" office:string-value="" calcext:value-type="error">
            <text:p>#NAME?</text:p>
          </table:table-cell>
          <table:table-cell table:style-name="ce13" table:formula="of:=whyemojitxt(TRIM(CELL(&quot;contents&quot;;[.AG7])))" office:value-type="string" office:string-value="" calcext:value-type="error">
            <text:p>#NAME?</text:p>
          </table:table-cell>
          <table:table-cell table:style-name="ce13" table:formula="of:=whyemojitxt(TRIM(CELL(&quot;contents&quot;;[.AH7])))" office:value-type="string" office:string-value="" calcext:value-type="error">
            <text:p>#NAME?</text:p>
          </table:table-cell>
          <table:table-cell table:style-name="ce13" table:formula="of:=whyemojitxt(TRIM(CELL(&quot;contents&quot;;[.AI7])))" office:value-type="string" office:string-value="" calcext:value-type="error">
            <text:p>#NAME?</text:p>
          </table:table-cell>
          <table:table-cell table:style-name="ce13" table:formula="of:=whyemojitxt(TRIM(CELL(&quot;contents&quot;;[.AJ7])))" office:value-type="string" office:string-value="" calcext:value-type="error">
            <text:p>#NAME?</text:p>
          </table:table-cell>
          <table:table-cell table:style-name="ce13" table:formula="of:=whyemojitxt(TRIM(CELL(&quot;contents&quot;;[.AK7])))" office:value-type="string" office:string-value="" calcext:value-type="error">
            <text:p>#NAME?</text:p>
          </table:table-cell>
          <table:table-cell table:number-columns-repeated="987"/>
        </table:table-row>
        <table:table-row table:style-name="ro1">
          <table:table-cell table:style-name="ce2"/>
          <table:covered-table-cell table:style-name="ce4"/>
          <table:table-cell table:style-name="ce7" office:value-type="string" calcext:value-type="string">
            <text:p>しりとり判定(自動)</text:p>
          </table:table-cell>
          <table:table-cell table:style-name="ce10" office:value-type="string" calcext:value-type="string">
            <text:p>→</text:p>
          </table:table-cell>
          <table:table-cell table:style-name="ce14" office:value-type="string" calcext:value-type="string">
            <text:p>---</text:p>
          </table:table-cell>
          <table:table-cell table:style-name="ce14" table:formula="of:=IF([.F8] = &quot;---&quot;; &quot;---&quot;; IF(RIGHT([.E8];1) = LEFT([.F8];1); &quot;○&quot;; &quot;✕&quot;))" office:value-type="string" office:string-value="" calcext:value-type="error">
            <text:p>#NAME?</text:p>
          </table:table-cell>
          <table:table-cell table:style-name="ce14" table:formula="of:=IF([.G8] = &quot;---&quot;; &quot;---&quot;; IF(RIGHT([.F8];1) = LEFT([.G8];1); &quot;○&quot;; &quot;✕&quot;))" office:value-type="string" office:string-value="" calcext:value-type="error">
            <text:p>#NAME?</text:p>
          </table:table-cell>
          <table:table-cell table:style-name="ce14" table:formula="of:=IF([.H8] = &quot;---&quot;; &quot;---&quot;; IF(RIGHT([.G8];1) = LEFT([.H8];1); &quot;○&quot;; &quot;✕&quot;))" office:value-type="string" office:string-value="" calcext:value-type="error">
            <text:p>#NAME?</text:p>
          </table:table-cell>
          <table:table-cell table:style-name="ce14" table:formula="of:=IF([.I8] = &quot;---&quot;; &quot;---&quot;; IF(RIGHT([.H8];1) = LEFT([.I8];1); &quot;○&quot;; &quot;✕&quot;))" office:value-type="string" office:string-value="" calcext:value-type="error">
            <text:p>#NAME?</text:p>
          </table:table-cell>
          <table:table-cell table:style-name="ce14" table:formula="of:=IF([.J8] = &quot;---&quot;; &quot;---&quot;; IF(RIGHT([.I8];1) = LEFT([.J8];1); &quot;○&quot;; &quot;✕&quot;))" office:value-type="string" office:string-value="" calcext:value-type="error">
            <text:p>#NAME?</text:p>
          </table:table-cell>
          <table:table-cell table:style-name="ce14" table:formula="of:=IF([.K8] = &quot;---&quot;; &quot;---&quot;; IF(RIGHT([.J8];1) = LEFT([.K8];1); &quot;○&quot;; &quot;✕&quot;))" office:value-type="string" office:string-value="" calcext:value-type="error">
            <text:p>#NAME?</text:p>
          </table:table-cell>
          <table:table-cell table:style-name="ce14" table:formula="of:=IF([.L8] = &quot;---&quot;; &quot;---&quot;; IF(RIGHT([.K8];1) = LEFT([.L8];1); &quot;○&quot;; &quot;✕&quot;))" office:value-type="string" office:string-value="" calcext:value-type="error">
            <text:p>#NAME?</text:p>
          </table:table-cell>
          <table:table-cell table:style-name="ce14" table:formula="of:=IF([.M8] = &quot;---&quot;; &quot;---&quot;; IF(RIGHT([.L8];1) = LEFT([.M8];1); &quot;○&quot;; &quot;✕&quot;))" office:value-type="string" office:string-value="" calcext:value-type="error">
            <text:p>#NAME?</text:p>
          </table:table-cell>
          <table:table-cell table:style-name="ce14" table:formula="of:=IF([.N8] = &quot;---&quot;; &quot;---&quot;; IF(RIGHT([.M8];1) = LEFT([.N8];1); &quot;○&quot;; &quot;✕&quot;))" office:value-type="string" office:string-value="" calcext:value-type="error">
            <text:p>#NAME?</text:p>
          </table:table-cell>
          <table:table-cell table:style-name="ce14" table:formula="of:=IF([.O8] = &quot;---&quot;; &quot;---&quot;; IF(RIGHT([.N8];1) = LEFT([.O8];1); &quot;○&quot;; &quot;✕&quot;))" office:value-type="string" office:string-value="" calcext:value-type="error">
            <text:p>#NAME?</text:p>
          </table:table-cell>
          <table:table-cell table:style-name="ce14" table:formula="of:=IF([.P8] = &quot;---&quot;; &quot;---&quot;; IF(RIGHT([.O8];1) = LEFT([.P8];1); &quot;○&quot;; &quot;✕&quot;))" office:value-type="string" office:string-value="" calcext:value-type="error">
            <text:p>#NAME?</text:p>
          </table:table-cell>
          <table:table-cell table:style-name="ce14" table:formula="of:=IF([.Q8] = &quot;---&quot;; &quot;---&quot;; IF(RIGHT([.P8];1) = LEFT([.Q8];1); &quot;○&quot;; &quot;✕&quot;))" office:value-type="string" office:string-value="" calcext:value-type="error">
            <text:p>#NAME?</text:p>
          </table:table-cell>
          <table:table-cell table:style-name="ce14" table:formula="of:=IF([.R8] = &quot;---&quot;; &quot;---&quot;; IF(RIGHT([.Q8];1) = LEFT([.R8];1); &quot;○&quot;; &quot;✕&quot;))" office:value-type="string" office:string-value="" calcext:value-type="error">
            <text:p>#NAME?</text:p>
          </table:table-cell>
          <table:table-cell table:style-name="ce14" table:formula="of:=IF([.S8] = &quot;---&quot;; &quot;---&quot;; IF(RIGHT([.R8];1) = LEFT([.S8];1); &quot;○&quot;; &quot;✕&quot;))" office:value-type="string" office:string-value="" calcext:value-type="error">
            <text:p>#NAME?</text:p>
          </table:table-cell>
          <table:table-cell table:style-name="ce14" table:formula="of:=IF([.T8] = &quot;---&quot;; &quot;---&quot;; IF(RIGHT([.S8];1) = LEFT([.T8];1); &quot;○&quot;; &quot;✕&quot;))" office:value-type="string" office:string-value="" calcext:value-type="error">
            <text:p>#NAME?</text:p>
          </table:table-cell>
          <table:table-cell table:style-name="ce14" table:formula="of:=IF([.U8] = &quot;---&quot;; &quot;---&quot;; IF(RIGHT([.T8];1) = LEFT([.U8];1); &quot;○&quot;; &quot;✕&quot;))" office:value-type="string" office:string-value="" calcext:value-type="error">
            <text:p>#NAME?</text:p>
          </table:table-cell>
          <table:table-cell table:style-name="ce14" table:formula="of:=IF([.V8] = &quot;---&quot;; &quot;---&quot;; IF(RIGHT([.U8];1) = LEFT([.V8];1); &quot;○&quot;; &quot;✕&quot;))" office:value-type="string" office:string-value="" calcext:value-type="error">
            <text:p>#NAME?</text:p>
          </table:table-cell>
          <table:table-cell table:style-name="ce14" table:formula="of:=IF([.W8] = &quot;---&quot;; &quot;---&quot;; IF(RIGHT([.V8];1) = LEFT([.W8];1); &quot;○&quot;; &quot;✕&quot;))" office:value-type="string" office:string-value="" calcext:value-type="error">
            <text:p>#NAME?</text:p>
          </table:table-cell>
          <table:table-cell table:style-name="ce14" table:formula="of:=IF([.X8] = &quot;---&quot;; &quot;---&quot;; IF(RIGHT([.W8];1) = LEFT([.X8];1); &quot;○&quot;; &quot;✕&quot;))" office:value-type="string" office:string-value="" calcext:value-type="error">
            <text:p>#NAME?</text:p>
          </table:table-cell>
          <table:table-cell table:style-name="ce14" table:formula="of:=IF([.Y8] = &quot;---&quot;; &quot;---&quot;; IF(RIGHT([.X8];1) = LEFT([.Y8];1); &quot;○&quot;; &quot;✕&quot;))" office:value-type="string" office:string-value="" calcext:value-type="error">
            <text:p>#NAME?</text:p>
          </table:table-cell>
          <table:table-cell table:style-name="ce14" table:formula="of:=IF([.Z8] = &quot;---&quot;; &quot;---&quot;; IF(RIGHT([.Y8];1) = LEFT([.Z8];1); &quot;○&quot;; &quot;✕&quot;))" office:value-type="string" office:string-value="" calcext:value-type="error">
            <text:p>#NAME?</text:p>
          </table:table-cell>
          <table:table-cell table:style-name="ce14" table:formula="of:=IF([.AA8] = &quot;---&quot;; &quot;---&quot;; IF(RIGHT([.Z8];1) = LEFT([.AA8];1); &quot;○&quot;; &quot;✕&quot;))" office:value-type="string" office:string-value="" calcext:value-type="error">
            <text:p>#NAME?</text:p>
          </table:table-cell>
          <table:table-cell table:style-name="ce14" table:formula="of:=IF([.AB8] = &quot;---&quot;; &quot;---&quot;; IF(RIGHT([.AA8];1) = LEFT([.AB8];1); &quot;○&quot;; &quot;✕&quot;))" office:value-type="string" office:string-value="" calcext:value-type="error">
            <text:p>#NAME?</text:p>
          </table:table-cell>
          <table:table-cell table:style-name="ce14" table:formula="of:=IF([.AC8] = &quot;---&quot;; &quot;---&quot;; IF(RIGHT([.AB8];1) = LEFT([.AC8];1); &quot;○&quot;; &quot;✕&quot;))" office:value-type="string" office:string-value="" calcext:value-type="error">
            <text:p>#NAME?</text:p>
          </table:table-cell>
          <table:table-cell table:style-name="ce14" table:formula="of:=IF([.AD8] = &quot;---&quot;; &quot;---&quot;; IF(RIGHT([.AC8];1) = LEFT([.AD8];1); &quot;○&quot;; &quot;✕&quot;))" office:value-type="string" office:string-value="" calcext:value-type="error">
            <text:p>#NAME?</text:p>
          </table:table-cell>
          <table:table-cell table:style-name="ce14" table:formula="of:=IF([.AE8] = &quot;---&quot;; &quot;---&quot;; IF(RIGHT([.AD8];1) = LEFT([.AE8];1); &quot;○&quot;; &quot;✕&quot;))" office:value-type="string" office:string-value="" calcext:value-type="error">
            <text:p>#NAME?</text:p>
          </table:table-cell>
          <table:table-cell table:style-name="ce14" table:formula="of:=IF([.AF8] = &quot;---&quot;; &quot;---&quot;; IF(RIGHT([.AE8];1) = LEFT([.AF8];1); &quot;○&quot;; &quot;✕&quot;))" office:value-type="string" office:string-value="" calcext:value-type="error">
            <text:p>#NAME?</text:p>
          </table:table-cell>
          <table:table-cell table:style-name="ce14" table:formula="of:=IF([.AG8] = &quot;---&quot;; &quot;---&quot;; IF(RIGHT([.AF8];1) = LEFT([.AG8];1); &quot;○&quot;; &quot;✕&quot;))" office:value-type="string" office:string-value="" calcext:value-type="error">
            <text:p>#NAME?</text:p>
          </table:table-cell>
          <table:table-cell table:style-name="ce14" table:formula="of:=IF([.AH8] = &quot;---&quot;; &quot;---&quot;; IF(RIGHT([.AG8];1) = LEFT([.AH8];1); &quot;○&quot;; &quot;✕&quot;))" office:value-type="string" office:string-value="" calcext:value-type="error">
            <text:p>#NAME?</text:p>
          </table:table-cell>
          <table:table-cell table:style-name="ce14" table:formula="of:=IF([.AI8] = &quot;---&quot;; &quot;---&quot;; IF(RIGHT([.AH8];1) = LEFT([.AI8];1); &quot;○&quot;; &quot;✕&quot;))" office:value-type="string" office:string-value="" calcext:value-type="error">
            <text:p>#NAME?</text:p>
          </table:table-cell>
          <table:table-cell table:style-name="ce14" table:formula="of:=IF([.AJ8] = &quot;---&quot;; &quot;---&quot;; IF(RIGHT([.AI8];1) = LEFT([.AJ8];1); &quot;○&quot;; &quot;✕&quot;))" office:value-type="string" office:string-value="" calcext:value-type="error">
            <text:p>#NAME?</text:p>
          </table:table-cell>
          <table:table-cell table:style-name="ce14" table:formula="of:=IF([.AK8] = &quot;---&quot;; &quot;---&quot;; IF(RIGHT([.AJ8];1) = LEFT([.AK8];1); &quot;○&quot;; &quot;✕&quot;))" office:value-type="string" office:string-value="" calcext:value-type="error">
            <text:p>#NAME?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8"/>
          <table:table-cell table:style-name="ce13" table:number-columns-repeated="33"/>
          <table:table-cell table:number-columns-repeated="987"/>
        </table:table-row>
        <table:table-row table:style-name="ro1">
          <table:table-cell table:number-columns-repeated="3"/>
          <table:table-cell table:style-name="ce8"/>
          <table:table-cell table:style-name="ce13" table:number-columns-repeated="33"/>
          <table:table-cell table:number-columns-repeated="987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3">
            <text:p>レーン2</text:p>
          </table:table-cell>
          <table:table-cell table:style-name="ce6" office:value-type="string" calcext:value-type="string">
            <text:p>絵文字入力欄</text:p>
          </table:table-cell>
          <table:table-cell table:style-name="ce9" office:value-type="string" calcext:value-type="string">
            <text:p>→</text:p>
          </table:table-cell>
          <table:table-cell table:style-name="ce13" table:number-columns-repeated="33"/>
          <table:table-cell table:number-columns-repeated="987"/>
        </table:table-row>
        <table:table-row table:style-name="ro1">
          <table:table-cell table:style-name="ce1"/>
          <table:covered-table-cell/>
          <table:table-cell table:style-name="ce5" office:value-type="string" calcext:value-type="string">
            <text:p>日本語訳 (自動)</text:p>
          </table:table-cell>
          <table:table-cell table:style-name="ce8" office:value-type="string" calcext:value-type="string">
            <text:p>→</text:p>
          </table:table-cell>
          <table:table-cell table:style-name="ce13" table:formula="of:=whyemojitxt(TRIM(CELL(&quot;contents&quot;;[.E12])))" office:value-type="string" office:string-value="" calcext:value-type="error">
            <text:p>#NAME?</text:p>
          </table:table-cell>
          <table:table-cell table:style-name="ce13" table:formula="of:=whyemojitxt(TRIM(CELL(&quot;contents&quot;;[.F12])))" office:value-type="string" office:string-value="" calcext:value-type="error">
            <text:p>#NAME?</text:p>
          </table:table-cell>
          <table:table-cell table:style-name="ce13" table:formula="of:=whyemojitxt(TRIM(CELL(&quot;contents&quot;;[.G12])))" office:value-type="string" office:string-value="" calcext:value-type="error">
            <text:p>#NAME?</text:p>
          </table:table-cell>
          <table:table-cell table:style-name="ce13" table:formula="of:=whyemojitxt(TRIM(CELL(&quot;contents&quot;;[.H12])))" office:value-type="string" office:string-value="" calcext:value-type="error">
            <text:p>#NAME?</text:p>
          </table:table-cell>
          <table:table-cell table:style-name="ce13" table:formula="of:=whyemojitxt(TRIM(CELL(&quot;contents&quot;;[.I12])))" office:value-type="string" office:string-value="" calcext:value-type="error">
            <text:p>#NAME?</text:p>
          </table:table-cell>
          <table:table-cell table:style-name="ce13" table:formula="of:=whyemojitxt(TRIM(CELL(&quot;contents&quot;;[.J12])))" office:value-type="string" office:string-value="" calcext:value-type="error">
            <text:p>#NAME?</text:p>
          </table:table-cell>
          <table:table-cell table:style-name="ce13" table:formula="of:=whyemojitxt(TRIM(CELL(&quot;contents&quot;;[.K12])))" office:value-type="string" office:string-value="" calcext:value-type="error">
            <text:p>#NAME?</text:p>
          </table:table-cell>
          <table:table-cell table:style-name="ce13" table:formula="of:=whyemojitxt(TRIM(CELL(&quot;contents&quot;;[.L12])))" office:value-type="string" office:string-value="" calcext:value-type="error">
            <text:p>#NAME?</text:p>
          </table:table-cell>
          <table:table-cell table:style-name="ce13" table:formula="of:=whyemojitxt(TRIM(CELL(&quot;contents&quot;;[.M12])))" office:value-type="string" office:string-value="" calcext:value-type="error">
            <text:p>#NAME?</text:p>
          </table:table-cell>
          <table:table-cell table:style-name="ce13" table:formula="of:=whyemojitxt(TRIM(CELL(&quot;contents&quot;;[.N12])))" office:value-type="string" office:string-value="" calcext:value-type="error">
            <text:p>#NAME?</text:p>
          </table:table-cell>
          <table:table-cell table:style-name="ce13" table:formula="of:=whyemojitxt(TRIM(CELL(&quot;contents&quot;;[.O12])))" office:value-type="string" office:string-value="" calcext:value-type="error">
            <text:p>#NAME?</text:p>
          </table:table-cell>
          <table:table-cell table:style-name="ce13" table:formula="of:=whyemojitxt(TRIM(CELL(&quot;contents&quot;;[.P12])))" office:value-type="string" office:string-value="" calcext:value-type="error">
            <text:p>#NAME?</text:p>
          </table:table-cell>
          <table:table-cell table:style-name="ce13" table:formula="of:=whyemojitxt(TRIM(CELL(&quot;contents&quot;;[.Q12])))" office:value-type="string" office:string-value="" calcext:value-type="error">
            <text:p>#NAME?</text:p>
          </table:table-cell>
          <table:table-cell table:style-name="ce13" table:formula="of:=whyemojitxt(TRIM(CELL(&quot;contents&quot;;[.R12])))" office:value-type="string" office:string-value="" calcext:value-type="error">
            <text:p>#NAME?</text:p>
          </table:table-cell>
          <table:table-cell table:style-name="ce13" table:formula="of:=whyemojitxt(TRIM(CELL(&quot;contents&quot;;[.S12])))" office:value-type="string" office:string-value="" calcext:value-type="error">
            <text:p>#NAME?</text:p>
          </table:table-cell>
          <table:table-cell table:style-name="ce13" table:formula="of:=whyemojitxt(TRIM(CELL(&quot;contents&quot;;[.T12])))" office:value-type="string" office:string-value="" calcext:value-type="error">
            <text:p>#NAME?</text:p>
          </table:table-cell>
          <table:table-cell table:style-name="ce13" table:formula="of:=whyemojitxt(TRIM(CELL(&quot;contents&quot;;[.U12])))" office:value-type="string" office:string-value="" calcext:value-type="error">
            <text:p>#NAME?</text:p>
          </table:table-cell>
          <table:table-cell table:style-name="ce13" table:formula="of:=whyemojitxt(TRIM(CELL(&quot;contents&quot;;[.V12])))" office:value-type="string" office:string-value="" calcext:value-type="error">
            <text:p>#NAME?</text:p>
          </table:table-cell>
          <table:table-cell table:style-name="ce13" table:formula="of:=whyemojitxt(TRIM(CELL(&quot;contents&quot;;[.W12])))" office:value-type="string" office:string-value="" calcext:value-type="error">
            <text:p>#NAME?</text:p>
          </table:table-cell>
          <table:table-cell table:style-name="ce13" table:formula="of:=whyemojitxt(TRIM(CELL(&quot;contents&quot;;[.X12])))" office:value-type="string" office:string-value="" calcext:value-type="error">
            <text:p>#NAME?</text:p>
          </table:table-cell>
          <table:table-cell table:style-name="ce13" table:formula="of:=whyemojitxt(TRIM(CELL(&quot;contents&quot;;[.Y12])))" office:value-type="string" office:string-value="" calcext:value-type="error">
            <text:p>#NAME?</text:p>
          </table:table-cell>
          <table:table-cell table:style-name="ce13" table:formula="of:=whyemojitxt(TRIM(CELL(&quot;contents&quot;;[.Z12])))" office:value-type="string" office:string-value="" calcext:value-type="error">
            <text:p>#NAME?</text:p>
          </table:table-cell>
          <table:table-cell table:style-name="ce13" table:formula="of:=whyemojitxt(TRIM(CELL(&quot;contents&quot;;[.AA12])))" office:value-type="string" office:string-value="" calcext:value-type="error">
            <text:p>#NAME?</text:p>
          </table:table-cell>
          <table:table-cell table:style-name="ce13" table:formula="of:=whyemojitxt(TRIM(CELL(&quot;contents&quot;;[.AB12])))" office:value-type="string" office:string-value="" calcext:value-type="error">
            <text:p>#NAME?</text:p>
          </table:table-cell>
          <table:table-cell table:style-name="ce13" table:formula="of:=whyemojitxt(TRIM(CELL(&quot;contents&quot;;[.AC12])))" office:value-type="string" office:string-value="" calcext:value-type="error">
            <text:p>#NAME?</text:p>
          </table:table-cell>
          <table:table-cell table:style-name="ce13" table:formula="of:=whyemojitxt(TRIM(CELL(&quot;contents&quot;;[.AD12])))" office:value-type="string" office:string-value="" calcext:value-type="error">
            <text:p>#NAME?</text:p>
          </table:table-cell>
          <table:table-cell table:style-name="ce13" table:formula="of:=whyemojitxt(TRIM(CELL(&quot;contents&quot;;[.AE12])))" office:value-type="string" office:string-value="" calcext:value-type="error">
            <text:p>#NAME?</text:p>
          </table:table-cell>
          <table:table-cell table:style-name="ce13" table:formula="of:=whyemojitxt(TRIM(CELL(&quot;contents&quot;;[.AF12])))" office:value-type="string" office:string-value="" calcext:value-type="error">
            <text:p>#NAME?</text:p>
          </table:table-cell>
          <table:table-cell table:style-name="ce13" table:formula="of:=whyemojitxt(TRIM(CELL(&quot;contents&quot;;[.AG12])))" office:value-type="string" office:string-value="" calcext:value-type="error">
            <text:p>#NAME?</text:p>
          </table:table-cell>
          <table:table-cell table:style-name="ce13" table:formula="of:=whyemojitxt(TRIM(CELL(&quot;contents&quot;;[.AH12])))" office:value-type="string" office:string-value="" calcext:value-type="error">
            <text:p>#NAME?</text:p>
          </table:table-cell>
          <table:table-cell table:style-name="ce13" table:formula="of:=whyemojitxt(TRIM(CELL(&quot;contents&quot;;[.AI12])))" office:value-type="string" office:string-value="" calcext:value-type="error">
            <text:p>#NAME?</text:p>
          </table:table-cell>
          <table:table-cell table:style-name="ce13" table:formula="of:=whyemojitxt(TRIM(CELL(&quot;contents&quot;;[.AJ12])))" office:value-type="string" office:string-value="" calcext:value-type="error">
            <text:p>#NAME?</text:p>
          </table:table-cell>
          <table:table-cell table:style-name="ce13" table:formula="of:=whyemojitxt(TRIM(CELL(&quot;contents&quot;;[.AK12])))" office:value-type="string" office:string-value="" calcext:value-type="error">
            <text:p>#NAME?</text:p>
          </table:table-cell>
          <table:table-cell table:number-columns-repeated="987"/>
        </table:table-row>
        <table:table-row table:style-name="ro1">
          <table:table-cell table:style-name="ce2"/>
          <table:covered-table-cell/>
          <table:table-cell table:style-name="ce7" office:value-type="string" calcext:value-type="string">
            <text:p>しりとり判定(自動)</text:p>
          </table:table-cell>
          <table:table-cell table:style-name="ce10" office:value-type="string" calcext:value-type="string">
            <text:p>→</text:p>
          </table:table-cell>
          <table:table-cell table:style-name="ce14" office:value-type="string" calcext:value-type="string">
            <text:p>---</text:p>
          </table:table-cell>
          <table:table-cell table:style-name="ce14" table:formula="of:=IF([.F13] = &quot;---&quot;; &quot;---&quot;; IF(RIGHT([.E13];1) = LEFT([.F13];1); &quot;○&quot;; &quot;✕&quot;))" office:value-type="string" office:string-value="" calcext:value-type="error">
            <text:p>#NAME?</text:p>
          </table:table-cell>
          <table:table-cell table:style-name="ce14" table:formula="of:=IF([.G13] = &quot;---&quot;; &quot;---&quot;; IF(RIGHT([.F13];1) = LEFT([.G13];1); &quot;○&quot;; &quot;✕&quot;))" office:value-type="string" office:string-value="" calcext:value-type="error">
            <text:p>#NAME?</text:p>
          </table:table-cell>
          <table:table-cell table:style-name="ce14" table:formula="of:=IF([.H13] = &quot;---&quot;; &quot;---&quot;; IF(RIGHT([.G13];1) = LEFT([.H13];1); &quot;○&quot;; &quot;✕&quot;))" office:value-type="string" office:string-value="" calcext:value-type="error">
            <text:p>#NAME?</text:p>
          </table:table-cell>
          <table:table-cell table:style-name="ce14" table:formula="of:=IF([.I13] = &quot;---&quot;; &quot;---&quot;; IF(RIGHT([.H13];1) = LEFT([.I13];1); &quot;○&quot;; &quot;✕&quot;))" office:value-type="string" office:string-value="" calcext:value-type="error">
            <text:p>#NAME?</text:p>
          </table:table-cell>
          <table:table-cell table:style-name="ce14" table:formula="of:=IF([.J13] = &quot;---&quot;; &quot;---&quot;; IF(RIGHT([.I13];1) = LEFT([.J13];1); &quot;○&quot;; &quot;✕&quot;))" office:value-type="string" office:string-value="" calcext:value-type="error">
            <text:p>#NAME?</text:p>
          </table:table-cell>
          <table:table-cell table:style-name="ce14" table:formula="of:=IF([.K13] = &quot;---&quot;; &quot;---&quot;; IF(RIGHT([.J13];1) = LEFT([.K13];1); &quot;○&quot;; &quot;✕&quot;))" office:value-type="string" office:string-value="" calcext:value-type="error">
            <text:p>#NAME?</text:p>
          </table:table-cell>
          <table:table-cell table:style-name="ce14" table:formula="of:=IF([.L13] = &quot;---&quot;; &quot;---&quot;; IF(RIGHT([.K13];1) = LEFT([.L13];1); &quot;○&quot;; &quot;✕&quot;))" office:value-type="string" office:string-value="" calcext:value-type="error">
            <text:p>#NAME?</text:p>
          </table:table-cell>
          <table:table-cell table:style-name="ce14" table:formula="of:=IF([.M13] = &quot;---&quot;; &quot;---&quot;; IF(RIGHT([.L13];1) = LEFT([.M13];1); &quot;○&quot;; &quot;✕&quot;))" office:value-type="string" office:string-value="" calcext:value-type="error">
            <text:p>#NAME?</text:p>
          </table:table-cell>
          <table:table-cell table:style-name="ce14" table:formula="of:=IF([.N13] = &quot;---&quot;; &quot;---&quot;; IF(RIGHT([.M13];1) = LEFT([.N13];1); &quot;○&quot;; &quot;✕&quot;))" office:value-type="string" office:string-value="" calcext:value-type="error">
            <text:p>#NAME?</text:p>
          </table:table-cell>
          <table:table-cell table:style-name="ce14" table:formula="of:=IF([.O13] = &quot;---&quot;; &quot;---&quot;; IF(RIGHT([.N13];1) = LEFT([.O13];1); &quot;○&quot;; &quot;✕&quot;))" office:value-type="string" office:string-value="" calcext:value-type="error">
            <text:p>#NAME?</text:p>
          </table:table-cell>
          <table:table-cell table:style-name="ce14" table:formula="of:=IF([.P13] = &quot;---&quot;; &quot;---&quot;; IF(RIGHT([.O13];1) = LEFT([.P13];1); &quot;○&quot;; &quot;✕&quot;))" office:value-type="string" office:string-value="" calcext:value-type="error">
            <text:p>#NAME?</text:p>
          </table:table-cell>
          <table:table-cell table:style-name="ce14" table:formula="of:=IF([.Q13] = &quot;---&quot;; &quot;---&quot;; IF(RIGHT([.P13];1) = LEFT([.Q13];1); &quot;○&quot;; &quot;✕&quot;))" office:value-type="string" office:string-value="" calcext:value-type="error">
            <text:p>#NAME?</text:p>
          </table:table-cell>
          <table:table-cell table:style-name="ce14" table:formula="of:=IF([.R13] = &quot;---&quot;; &quot;---&quot;; IF(RIGHT([.Q13];1) = LEFT([.R13];1); &quot;○&quot;; &quot;✕&quot;))" office:value-type="string" office:string-value="" calcext:value-type="error">
            <text:p>#NAME?</text:p>
          </table:table-cell>
          <table:table-cell table:style-name="ce14" table:formula="of:=IF([.S13] = &quot;---&quot;; &quot;---&quot;; IF(RIGHT([.R13];1) = LEFT([.S13];1); &quot;○&quot;; &quot;✕&quot;))" office:value-type="string" office:string-value="" calcext:value-type="error">
            <text:p>#NAME?</text:p>
          </table:table-cell>
          <table:table-cell table:style-name="ce14" table:formula="of:=IF([.T13] = &quot;---&quot;; &quot;---&quot;; IF(RIGHT([.S13];1) = LEFT([.T13];1); &quot;○&quot;; &quot;✕&quot;))" office:value-type="string" office:string-value="" calcext:value-type="error">
            <text:p>#NAME?</text:p>
          </table:table-cell>
          <table:table-cell table:style-name="ce14" table:formula="of:=IF([.U13] = &quot;---&quot;; &quot;---&quot;; IF(RIGHT([.T13];1) = LEFT([.U13];1); &quot;○&quot;; &quot;✕&quot;))" office:value-type="string" office:string-value="" calcext:value-type="error">
            <text:p>#NAME?</text:p>
          </table:table-cell>
          <table:table-cell table:style-name="ce14" table:formula="of:=IF([.V13] = &quot;---&quot;; &quot;---&quot;; IF(RIGHT([.U13];1) = LEFT([.V13];1); &quot;○&quot;; &quot;✕&quot;))" office:value-type="string" office:string-value="" calcext:value-type="error">
            <text:p>#NAME?</text:p>
          </table:table-cell>
          <table:table-cell table:style-name="ce14" table:formula="of:=IF([.W13] = &quot;---&quot;; &quot;---&quot;; IF(RIGHT([.V13];1) = LEFT([.W13];1); &quot;○&quot;; &quot;✕&quot;))" office:value-type="string" office:string-value="" calcext:value-type="error">
            <text:p>#NAME?</text:p>
          </table:table-cell>
          <table:table-cell table:style-name="ce14" table:formula="of:=IF([.X13] = &quot;---&quot;; &quot;---&quot;; IF(RIGHT([.W13];1) = LEFT([.X13];1); &quot;○&quot;; &quot;✕&quot;))" office:value-type="string" office:string-value="" calcext:value-type="error">
            <text:p>#NAME?</text:p>
          </table:table-cell>
          <table:table-cell table:style-name="ce14" table:formula="of:=IF([.Y13] = &quot;---&quot;; &quot;---&quot;; IF(RIGHT([.X13];1) = LEFT([.Y13];1); &quot;○&quot;; &quot;✕&quot;))" office:value-type="string" office:string-value="" calcext:value-type="error">
            <text:p>#NAME?</text:p>
          </table:table-cell>
          <table:table-cell table:style-name="ce14" table:formula="of:=IF([.Z13] = &quot;---&quot;; &quot;---&quot;; IF(RIGHT([.Y13];1) = LEFT([.Z13];1); &quot;○&quot;; &quot;✕&quot;))" office:value-type="string" office:string-value="" calcext:value-type="error">
            <text:p>#NAME?</text:p>
          </table:table-cell>
          <table:table-cell table:style-name="ce14" table:formula="of:=IF([.AA13] = &quot;---&quot;; &quot;---&quot;; IF(RIGHT([.Z13];1) = LEFT([.AA13];1); &quot;○&quot;; &quot;✕&quot;))" office:value-type="string" office:string-value="" calcext:value-type="error">
            <text:p>#NAME?</text:p>
          </table:table-cell>
          <table:table-cell table:style-name="ce14" table:formula="of:=IF([.AB13] = &quot;---&quot;; &quot;---&quot;; IF(RIGHT([.AA13];1) = LEFT([.AB13];1); &quot;○&quot;; &quot;✕&quot;))" office:value-type="string" office:string-value="" calcext:value-type="error">
            <text:p>#NAME?</text:p>
          </table:table-cell>
          <table:table-cell table:style-name="ce14" table:formula="of:=IF([.AC13] = &quot;---&quot;; &quot;---&quot;; IF(RIGHT([.AB13];1) = LEFT([.AC13];1); &quot;○&quot;; &quot;✕&quot;))" office:value-type="string" office:string-value="" calcext:value-type="error">
            <text:p>#NAME?</text:p>
          </table:table-cell>
          <table:table-cell table:style-name="ce14" table:formula="of:=IF([.AD13] = &quot;---&quot;; &quot;---&quot;; IF(RIGHT([.AC13];1) = LEFT([.AD13];1); &quot;○&quot;; &quot;✕&quot;))" office:value-type="string" office:string-value="" calcext:value-type="error">
            <text:p>#NAME?</text:p>
          </table:table-cell>
          <table:table-cell table:style-name="ce14" table:formula="of:=IF([.AE13] = &quot;---&quot;; &quot;---&quot;; IF(RIGHT([.AD13];1) = LEFT([.AE13];1); &quot;○&quot;; &quot;✕&quot;))" office:value-type="string" office:string-value="" calcext:value-type="error">
            <text:p>#NAME?</text:p>
          </table:table-cell>
          <table:table-cell table:style-name="ce14" table:formula="of:=IF([.AF13] = &quot;---&quot;; &quot;---&quot;; IF(RIGHT([.AE13];1) = LEFT([.AF13];1); &quot;○&quot;; &quot;✕&quot;))" office:value-type="string" office:string-value="" calcext:value-type="error">
            <text:p>#NAME?</text:p>
          </table:table-cell>
          <table:table-cell table:style-name="ce14" table:formula="of:=IF([.AG13] = &quot;---&quot;; &quot;---&quot;; IF(RIGHT([.AF13];1) = LEFT([.AG13];1); &quot;○&quot;; &quot;✕&quot;))" office:value-type="string" office:string-value="" calcext:value-type="error">
            <text:p>#NAME?</text:p>
          </table:table-cell>
          <table:table-cell table:style-name="ce14" table:formula="of:=IF([.AH13] = &quot;---&quot;; &quot;---&quot;; IF(RIGHT([.AG13];1) = LEFT([.AH13];1); &quot;○&quot;; &quot;✕&quot;))" office:value-type="string" office:string-value="" calcext:value-type="error">
            <text:p>#NAME?</text:p>
          </table:table-cell>
          <table:table-cell table:style-name="ce14" table:formula="of:=IF([.AI13] = &quot;---&quot;; &quot;---&quot;; IF(RIGHT([.AH13];1) = LEFT([.AI13];1); &quot;○&quot;; &quot;✕&quot;))" office:value-type="string" office:string-value="" calcext:value-type="error">
            <text:p>#NAME?</text:p>
          </table:table-cell>
          <table:table-cell table:style-name="ce14" table:formula="of:=IF([.AJ13] = &quot;---&quot;; &quot;---&quot;; IF(RIGHT([.AI13];1) = LEFT([.AJ13];1); &quot;○&quot;; &quot;✕&quot;))" office:value-type="string" office:string-value="" calcext:value-type="error">
            <text:p>#NAME?</text:p>
          </table:table-cell>
          <table:table-cell table:style-name="ce14" table:formula="of:=IF([.AK13] = &quot;---&quot;; &quot;---&quot;; IF(RIGHT([.AJ13];1) = LEFT([.AK13];1); &quot;○&quot;; &quot;✕&quot;))" office:value-type="string" office:string-value="" calcext:value-type="error">
            <text:p>#NAME?</text:p>
          </table:table-cell>
          <table:table-cell table:number-columns-repeated="987"/>
        </table:table-row>
        <table:table-row table:style-name="ro1" table:number-rows-repeated="2">
          <table:table-cell table:number-columns-repeated="3"/>
          <table:table-cell table:style-name="ce8"/>
          <table:table-cell table:style-name="ce13" table:number-columns-repeated="33"/>
          <table:table-cell table:number-columns-repeated="987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3">
            <text:p>レーン3</text:p>
          </table:table-cell>
          <table:table-cell table:style-name="ce6" office:value-type="string" calcext:value-type="string">
            <text:p>絵文字入力欄</text:p>
          </table:table-cell>
          <table:table-cell table:style-name="ce9" office:value-type="string" calcext:value-type="string">
            <text:p>→</text:p>
          </table:table-cell>
          <table:table-cell table:style-name="ce13" table:number-columns-repeated="33"/>
          <table:table-cell table:number-columns-repeated="987"/>
        </table:table-row>
        <table:table-row table:style-name="ro1">
          <table:table-cell table:style-name="ce1"/>
          <table:covered-table-cell/>
          <table:table-cell table:style-name="ce5" office:value-type="string" calcext:value-type="string">
            <text:p>日本語訳 (自動)</text:p>
          </table:table-cell>
          <table:table-cell table:style-name="ce8" office:value-type="string" calcext:value-type="string">
            <text:p>→</text:p>
          </table:table-cell>
          <table:table-cell table:style-name="ce13" table:formula="of:=whyemojitxt(TRIM(CELL(&quot;contents&quot;;[.E17])))" office:value-type="string" office:string-value="" calcext:value-type="error">
            <text:p>#NAME?</text:p>
          </table:table-cell>
          <table:table-cell table:style-name="ce13" table:formula="of:=whyemojitxt(TRIM(CELL(&quot;contents&quot;;[.F17])))" office:value-type="string" office:string-value="" calcext:value-type="error">
            <text:p>#NAME?</text:p>
          </table:table-cell>
          <table:table-cell table:style-name="ce13" table:formula="of:=whyemojitxt(TRIM(CELL(&quot;contents&quot;;[.G17])))" office:value-type="string" office:string-value="" calcext:value-type="error">
            <text:p>#NAME?</text:p>
          </table:table-cell>
          <table:table-cell table:style-name="ce13" table:formula="of:=whyemojitxt(TRIM(CELL(&quot;contents&quot;;[.H17])))" office:value-type="string" office:string-value="" calcext:value-type="error">
            <text:p>#NAME?</text:p>
          </table:table-cell>
          <table:table-cell table:style-name="ce13" table:formula="of:=whyemojitxt(TRIM(CELL(&quot;contents&quot;;[.I17])))" office:value-type="string" office:string-value="" calcext:value-type="error">
            <text:p>#NAME?</text:p>
          </table:table-cell>
          <table:table-cell table:style-name="ce13" table:formula="of:=whyemojitxt(TRIM(CELL(&quot;contents&quot;;[.J17])))" office:value-type="string" office:string-value="" calcext:value-type="error">
            <text:p>#NAME?</text:p>
          </table:table-cell>
          <table:table-cell table:style-name="ce13" table:formula="of:=whyemojitxt(TRIM(CELL(&quot;contents&quot;;[.K17])))" office:value-type="string" office:string-value="" calcext:value-type="error">
            <text:p>#NAME?</text:p>
          </table:table-cell>
          <table:table-cell table:style-name="ce13" table:formula="of:=whyemojitxt(TRIM(CELL(&quot;contents&quot;;[.L17])))" office:value-type="string" office:string-value="" calcext:value-type="error">
            <text:p>#NAME?</text:p>
          </table:table-cell>
          <table:table-cell table:style-name="ce13" table:formula="of:=whyemojitxt(TRIM(CELL(&quot;contents&quot;;[.M17])))" office:value-type="string" office:string-value="" calcext:value-type="error">
            <text:p>#NAME?</text:p>
          </table:table-cell>
          <table:table-cell table:style-name="ce13" table:formula="of:=whyemojitxt(TRIM(CELL(&quot;contents&quot;;[.N17])))" office:value-type="string" office:string-value="" calcext:value-type="error">
            <text:p>#NAME?</text:p>
          </table:table-cell>
          <table:table-cell table:style-name="ce13" table:formula="of:=whyemojitxt(TRIM(CELL(&quot;contents&quot;;[.O17])))" office:value-type="string" office:string-value="" calcext:value-type="error">
            <text:p>#NAME?</text:p>
          </table:table-cell>
          <table:table-cell table:style-name="ce13" table:formula="of:=whyemojitxt(TRIM(CELL(&quot;contents&quot;;[.P17])))" office:value-type="string" office:string-value="" calcext:value-type="error">
            <text:p>#NAME?</text:p>
          </table:table-cell>
          <table:table-cell table:style-name="ce13" table:formula="of:=whyemojitxt(TRIM(CELL(&quot;contents&quot;;[.Q17])))" office:value-type="string" office:string-value="" calcext:value-type="error">
            <text:p>#NAME?</text:p>
          </table:table-cell>
          <table:table-cell table:style-name="ce13" table:formula="of:=whyemojitxt(TRIM(CELL(&quot;contents&quot;;[.R17])))" office:value-type="string" office:string-value="" calcext:value-type="error">
            <text:p>#NAME?</text:p>
          </table:table-cell>
          <table:table-cell table:style-name="ce13" table:formula="of:=whyemojitxt(TRIM(CELL(&quot;contents&quot;;[.S17])))" office:value-type="string" office:string-value="" calcext:value-type="error">
            <text:p>#NAME?</text:p>
          </table:table-cell>
          <table:table-cell table:style-name="ce13" table:formula="of:=whyemojitxt(TRIM(CELL(&quot;contents&quot;;[.T17])))" office:value-type="string" office:string-value="" calcext:value-type="error">
            <text:p>#NAME?</text:p>
          </table:table-cell>
          <table:table-cell table:style-name="ce13" table:formula="of:=whyemojitxt(TRIM(CELL(&quot;contents&quot;;[.U17])))" office:value-type="string" office:string-value="" calcext:value-type="error">
            <text:p>#NAME?</text:p>
          </table:table-cell>
          <table:table-cell table:style-name="ce13" table:formula="of:=whyemojitxt(TRIM(CELL(&quot;contents&quot;;[.V17])))" office:value-type="string" office:string-value="" calcext:value-type="error">
            <text:p>#NAME?</text:p>
          </table:table-cell>
          <table:table-cell table:style-name="ce13" table:formula="of:=whyemojitxt(TRIM(CELL(&quot;contents&quot;;[.W17])))" office:value-type="string" office:string-value="" calcext:value-type="error">
            <text:p>#NAME?</text:p>
          </table:table-cell>
          <table:table-cell table:style-name="ce13" table:formula="of:=whyemojitxt(TRIM(CELL(&quot;contents&quot;;[.X17])))" office:value-type="string" office:string-value="" calcext:value-type="error">
            <text:p>#NAME?</text:p>
          </table:table-cell>
          <table:table-cell table:style-name="ce13" table:formula="of:=whyemojitxt(TRIM(CELL(&quot;contents&quot;;[.Y17])))" office:value-type="string" office:string-value="" calcext:value-type="error">
            <text:p>#NAME?</text:p>
          </table:table-cell>
          <table:table-cell table:style-name="ce13" table:formula="of:=whyemojitxt(TRIM(CELL(&quot;contents&quot;;[.Z17])))" office:value-type="string" office:string-value="" calcext:value-type="error">
            <text:p>#NAME?</text:p>
          </table:table-cell>
          <table:table-cell table:style-name="ce13" table:formula="of:=whyemojitxt(TRIM(CELL(&quot;contents&quot;;[.AA17])))" office:value-type="string" office:string-value="" calcext:value-type="error">
            <text:p>#NAME?</text:p>
          </table:table-cell>
          <table:table-cell table:style-name="ce13" table:formula="of:=whyemojitxt(TRIM(CELL(&quot;contents&quot;;[.AB17])))" office:value-type="string" office:string-value="" calcext:value-type="error">
            <text:p>#NAME?</text:p>
          </table:table-cell>
          <table:table-cell table:style-name="ce13" table:formula="of:=whyemojitxt(TRIM(CELL(&quot;contents&quot;;[.AC17])))" office:value-type="string" office:string-value="" calcext:value-type="error">
            <text:p>#NAME?</text:p>
          </table:table-cell>
          <table:table-cell table:style-name="ce13" table:formula="of:=whyemojitxt(TRIM(CELL(&quot;contents&quot;;[.AD17])))" office:value-type="string" office:string-value="" calcext:value-type="error">
            <text:p>#NAME?</text:p>
          </table:table-cell>
          <table:table-cell table:style-name="ce13" table:formula="of:=whyemojitxt(TRIM(CELL(&quot;contents&quot;;[.AE17])))" office:value-type="string" office:string-value="" calcext:value-type="error">
            <text:p>#NAME?</text:p>
          </table:table-cell>
          <table:table-cell table:style-name="ce13" table:formula="of:=whyemojitxt(TRIM(CELL(&quot;contents&quot;;[.AF17])))" office:value-type="string" office:string-value="" calcext:value-type="error">
            <text:p>#NAME?</text:p>
          </table:table-cell>
          <table:table-cell table:style-name="ce13" table:formula="of:=whyemojitxt(TRIM(CELL(&quot;contents&quot;;[.AG17])))" office:value-type="string" office:string-value="" calcext:value-type="error">
            <text:p>#NAME?</text:p>
          </table:table-cell>
          <table:table-cell table:style-name="ce13" table:formula="of:=whyemojitxt(TRIM(CELL(&quot;contents&quot;;[.AH17])))" office:value-type="string" office:string-value="" calcext:value-type="error">
            <text:p>#NAME?</text:p>
          </table:table-cell>
          <table:table-cell table:style-name="ce13" table:formula="of:=whyemojitxt(TRIM(CELL(&quot;contents&quot;;[.AI17])))" office:value-type="string" office:string-value="" calcext:value-type="error">
            <text:p>#NAME?</text:p>
          </table:table-cell>
          <table:table-cell table:style-name="ce13" table:formula="of:=whyemojitxt(TRIM(CELL(&quot;contents&quot;;[.AJ17])))" office:value-type="string" office:string-value="" calcext:value-type="error">
            <text:p>#NAME?</text:p>
          </table:table-cell>
          <table:table-cell table:style-name="ce13" table:formula="of:=whyemojitxt(TRIM(CELL(&quot;contents&quot;;[.AK17])))" office:value-type="string" office:string-value="" calcext:value-type="error">
            <text:p>#NAME?</text:p>
          </table:table-cell>
          <table:table-cell table:number-columns-repeated="987"/>
        </table:table-row>
        <table:table-row table:style-name="ro1">
          <table:table-cell table:style-name="ce2"/>
          <table:covered-table-cell/>
          <table:table-cell table:style-name="ce7" office:value-type="string" calcext:value-type="string">
            <text:p>しりとり判定(自動)</text:p>
          </table:table-cell>
          <table:table-cell table:style-name="ce10" office:value-type="string" calcext:value-type="string">
            <text:p>→</text:p>
          </table:table-cell>
          <table:table-cell table:style-name="ce14" office:value-type="string" calcext:value-type="string">
            <text:p>---</text:p>
          </table:table-cell>
          <table:table-cell table:style-name="ce14" table:formula="of:=IF([.F18] = &quot;---&quot;; &quot;---&quot;; IF(RIGHT([.E18];1) = LEFT([.F18];1); &quot;○&quot;; &quot;✕&quot;))" office:value-type="string" office:string-value="" calcext:value-type="error">
            <text:p>#NAME?</text:p>
          </table:table-cell>
          <table:table-cell table:style-name="ce14" table:formula="of:=IF([.G18] = &quot;---&quot;; &quot;---&quot;; IF(RIGHT([.F18];1) = LEFT([.G18];1); &quot;○&quot;; &quot;✕&quot;))" office:value-type="string" office:string-value="" calcext:value-type="error">
            <text:p>#NAME?</text:p>
          </table:table-cell>
          <table:table-cell table:style-name="ce14" table:formula="of:=IF([.H18] = &quot;---&quot;; &quot;---&quot;; IF(RIGHT([.G18];1) = LEFT([.H18];1); &quot;○&quot;; &quot;✕&quot;))" office:value-type="string" office:string-value="" calcext:value-type="error">
            <text:p>#NAME?</text:p>
          </table:table-cell>
          <table:table-cell table:style-name="ce14" table:formula="of:=IF([.I18] = &quot;---&quot;; &quot;---&quot;; IF(RIGHT([.H18];1) = LEFT([.I18];1); &quot;○&quot;; &quot;✕&quot;))" office:value-type="string" office:string-value="" calcext:value-type="error">
            <text:p>#NAME?</text:p>
          </table:table-cell>
          <table:table-cell table:style-name="ce14" table:formula="of:=IF([.J18] = &quot;---&quot;; &quot;---&quot;; IF(RIGHT([.I18];1) = LEFT([.J18];1); &quot;○&quot;; &quot;✕&quot;))" office:value-type="string" office:string-value="" calcext:value-type="error">
            <text:p>#NAME?</text:p>
          </table:table-cell>
          <table:table-cell table:style-name="ce14" table:formula="of:=IF([.K18] = &quot;---&quot;; &quot;---&quot;; IF(RIGHT([.J18];1) = LEFT([.K18];1); &quot;○&quot;; &quot;✕&quot;))" office:value-type="string" office:string-value="" calcext:value-type="error">
            <text:p>#NAME?</text:p>
          </table:table-cell>
          <table:table-cell table:style-name="ce14" table:formula="of:=IF([.L18] = &quot;---&quot;; &quot;---&quot;; IF(RIGHT([.K18];1) = LEFT([.L18];1); &quot;○&quot;; &quot;✕&quot;))" office:value-type="string" office:string-value="" calcext:value-type="error">
            <text:p>#NAME?</text:p>
          </table:table-cell>
          <table:table-cell table:style-name="ce14" table:formula="of:=IF([.M18] = &quot;---&quot;; &quot;---&quot;; IF(RIGHT([.L18];1) = LEFT([.M18];1); &quot;○&quot;; &quot;✕&quot;))" office:value-type="string" office:string-value="" calcext:value-type="error">
            <text:p>#NAME?</text:p>
          </table:table-cell>
          <table:table-cell table:style-name="ce14" table:formula="of:=IF([.N18] = &quot;---&quot;; &quot;---&quot;; IF(RIGHT([.M18];1) = LEFT([.N18];1); &quot;○&quot;; &quot;✕&quot;))" office:value-type="string" office:string-value="" calcext:value-type="error">
            <text:p>#NAME?</text:p>
          </table:table-cell>
          <table:table-cell table:style-name="ce14" table:formula="of:=IF([.O18] = &quot;---&quot;; &quot;---&quot;; IF(RIGHT([.N18];1) = LEFT([.O18];1); &quot;○&quot;; &quot;✕&quot;))" office:value-type="string" office:string-value="" calcext:value-type="error">
            <text:p>#NAME?</text:p>
          </table:table-cell>
          <table:table-cell table:style-name="ce14" table:formula="of:=IF([.P18] = &quot;---&quot;; &quot;---&quot;; IF(RIGHT([.O18];1) = LEFT([.P18];1); &quot;○&quot;; &quot;✕&quot;))" office:value-type="string" office:string-value="" calcext:value-type="error">
            <text:p>#NAME?</text:p>
          </table:table-cell>
          <table:table-cell table:style-name="ce14" table:formula="of:=IF([.Q18] = &quot;---&quot;; &quot;---&quot;; IF(RIGHT([.P18];1) = LEFT([.Q18];1); &quot;○&quot;; &quot;✕&quot;))" office:value-type="string" office:string-value="" calcext:value-type="error">
            <text:p>#NAME?</text:p>
          </table:table-cell>
          <table:table-cell table:style-name="ce14" table:formula="of:=IF([.R18] = &quot;---&quot;; &quot;---&quot;; IF(RIGHT([.Q18];1) = LEFT([.R18];1); &quot;○&quot;; &quot;✕&quot;))" office:value-type="string" office:string-value="" calcext:value-type="error">
            <text:p>#NAME?</text:p>
          </table:table-cell>
          <table:table-cell table:style-name="ce14" table:formula="of:=IF([.S18] = &quot;---&quot;; &quot;---&quot;; IF(RIGHT([.R18];1) = LEFT([.S18];1); &quot;○&quot;; &quot;✕&quot;))" office:value-type="string" office:string-value="" calcext:value-type="error">
            <text:p>#NAME?</text:p>
          </table:table-cell>
          <table:table-cell table:style-name="ce14" table:formula="of:=IF([.T18] = &quot;---&quot;; &quot;---&quot;; IF(RIGHT([.S18];1) = LEFT([.T18];1); &quot;○&quot;; &quot;✕&quot;))" office:value-type="string" office:string-value="" calcext:value-type="error">
            <text:p>#NAME?</text:p>
          </table:table-cell>
          <table:table-cell table:style-name="ce14" table:formula="of:=IF([.U18] = &quot;---&quot;; &quot;---&quot;; IF(RIGHT([.T18];1) = LEFT([.U18];1); &quot;○&quot;; &quot;✕&quot;))" office:value-type="string" office:string-value="" calcext:value-type="error">
            <text:p>#NAME?</text:p>
          </table:table-cell>
          <table:table-cell table:style-name="ce14" table:formula="of:=IF([.V18] = &quot;---&quot;; &quot;---&quot;; IF(RIGHT([.U18];1) = LEFT([.V18];1); &quot;○&quot;; &quot;✕&quot;))" office:value-type="string" office:string-value="" calcext:value-type="error">
            <text:p>#NAME?</text:p>
          </table:table-cell>
          <table:table-cell table:style-name="ce14" table:formula="of:=IF([.W18] = &quot;---&quot;; &quot;---&quot;; IF(RIGHT([.V18];1) = LEFT([.W18];1); &quot;○&quot;; &quot;✕&quot;))" office:value-type="string" office:string-value="" calcext:value-type="error">
            <text:p>#NAME?</text:p>
          </table:table-cell>
          <table:table-cell table:style-name="ce14" table:formula="of:=IF([.X18] = &quot;---&quot;; &quot;---&quot;; IF(RIGHT([.W18];1) = LEFT([.X18];1); &quot;○&quot;; &quot;✕&quot;))" office:value-type="string" office:string-value="" calcext:value-type="error">
            <text:p>#NAME?</text:p>
          </table:table-cell>
          <table:table-cell table:style-name="ce14" table:formula="of:=IF([.Y18] = &quot;---&quot;; &quot;---&quot;; IF(RIGHT([.X18];1) = LEFT([.Y18];1); &quot;○&quot;; &quot;✕&quot;))" office:value-type="string" office:string-value="" calcext:value-type="error">
            <text:p>#NAME?</text:p>
          </table:table-cell>
          <table:table-cell table:style-name="ce14" table:formula="of:=IF([.Z18] = &quot;---&quot;; &quot;---&quot;; IF(RIGHT([.Y18];1) = LEFT([.Z18];1); &quot;○&quot;; &quot;✕&quot;))" office:value-type="string" office:string-value="" calcext:value-type="error">
            <text:p>#NAME?</text:p>
          </table:table-cell>
          <table:table-cell table:style-name="ce14" table:formula="of:=IF([.AA18] = &quot;---&quot;; &quot;---&quot;; IF(RIGHT([.Z18];1) = LEFT([.AA18];1); &quot;○&quot;; &quot;✕&quot;))" office:value-type="string" office:string-value="" calcext:value-type="error">
            <text:p>#NAME?</text:p>
          </table:table-cell>
          <table:table-cell table:style-name="ce14" table:formula="of:=IF([.AB18] = &quot;---&quot;; &quot;---&quot;; IF(RIGHT([.AA18];1) = LEFT([.AB18];1); &quot;○&quot;; &quot;✕&quot;))" office:value-type="string" office:string-value="" calcext:value-type="error">
            <text:p>#NAME?</text:p>
          </table:table-cell>
          <table:table-cell table:style-name="ce14" table:formula="of:=IF([.AC18] = &quot;---&quot;; &quot;---&quot;; IF(RIGHT([.AB18];1) = LEFT([.AC18];1); &quot;○&quot;; &quot;✕&quot;))" office:value-type="string" office:string-value="" calcext:value-type="error">
            <text:p>#NAME?</text:p>
          </table:table-cell>
          <table:table-cell table:style-name="ce14" table:formula="of:=IF([.AD18] = &quot;---&quot;; &quot;---&quot;; IF(RIGHT([.AC18];1) = LEFT([.AD18];1); &quot;○&quot;; &quot;✕&quot;))" office:value-type="string" office:string-value="" calcext:value-type="error">
            <text:p>#NAME?</text:p>
          </table:table-cell>
          <table:table-cell table:style-name="ce14" table:formula="of:=IF([.AE18] = &quot;---&quot;; &quot;---&quot;; IF(RIGHT([.AD18];1) = LEFT([.AE18];1); &quot;○&quot;; &quot;✕&quot;))" office:value-type="string" office:string-value="" calcext:value-type="error">
            <text:p>#NAME?</text:p>
          </table:table-cell>
          <table:table-cell table:style-name="ce14" table:formula="of:=IF([.AF18] = &quot;---&quot;; &quot;---&quot;; IF(RIGHT([.AE18];1) = LEFT([.AF18];1); &quot;○&quot;; &quot;✕&quot;))" office:value-type="string" office:string-value="" calcext:value-type="error">
            <text:p>#NAME?</text:p>
          </table:table-cell>
          <table:table-cell table:style-name="ce14" table:formula="of:=IF([.AG18] = &quot;---&quot;; &quot;---&quot;; IF(RIGHT([.AF18];1) = LEFT([.AG18];1); &quot;○&quot;; &quot;✕&quot;))" office:value-type="string" office:string-value="" calcext:value-type="error">
            <text:p>#NAME?</text:p>
          </table:table-cell>
          <table:table-cell table:style-name="ce14" table:formula="of:=IF([.AH18] = &quot;---&quot;; &quot;---&quot;; IF(RIGHT([.AG18];1) = LEFT([.AH18];1); &quot;○&quot;; &quot;✕&quot;))" office:value-type="string" office:string-value="" calcext:value-type="error">
            <text:p>#NAME?</text:p>
          </table:table-cell>
          <table:table-cell table:style-name="ce14" table:formula="of:=IF([.AI18] = &quot;---&quot;; &quot;---&quot;; IF(RIGHT([.AH18];1) = LEFT([.AI18];1); &quot;○&quot;; &quot;✕&quot;))" office:value-type="string" office:string-value="" calcext:value-type="error">
            <text:p>#NAME?</text:p>
          </table:table-cell>
          <table:table-cell table:style-name="ce14" table:formula="of:=IF([.AJ18] = &quot;---&quot;; &quot;---&quot;; IF(RIGHT([.AI18];1) = LEFT([.AJ18];1); &quot;○&quot;; &quot;✕&quot;))" office:value-type="string" office:string-value="" calcext:value-type="error">
            <text:p>#NAME?</text:p>
          </table:table-cell>
          <table:table-cell table:style-name="ce14" table:formula="of:=IF([.AK18] = &quot;---&quot;; &quot;---&quot;; IF(RIGHT([.AJ18];1) = LEFT([.AK18];1); &quot;○&quot;; &quot;✕&quot;))" office:value-type="string" office:string-value="" calcext:value-type="error">
            <text:p>#NAME?</text:p>
          </table:table-cell>
          <table:table-cell table:number-columns-repeated="987"/>
        </table:table-row>
        <table:table-row table:style-name="ro1" table:number-rows-repeated="2">
          <table:table-cell table:number-columns-repeated="3"/>
          <table:table-cell table:style-name="ce8"/>
          <table:table-cell table:style-name="ce13" table:number-columns-repeated="33"/>
          <table:table-cell table:number-columns-repeated="987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3">
            <text:p>レーン4</text:p>
          </table:table-cell>
          <table:table-cell table:style-name="ce6" office:value-type="string" calcext:value-type="string">
            <text:p>絵文字入力欄</text:p>
          </table:table-cell>
          <table:table-cell table:style-name="ce9" office:value-type="string" calcext:value-type="string">
            <text:p>→</text:p>
          </table:table-cell>
          <table:table-cell table:style-name="ce13" table:number-columns-repeated="33"/>
          <table:table-cell table:number-columns-repeated="987"/>
        </table:table-row>
        <table:table-row table:style-name="ro1">
          <table:table-cell table:style-name="ce1"/>
          <table:covered-table-cell/>
          <table:table-cell table:style-name="ce5" office:value-type="string" calcext:value-type="string">
            <text:p>日本語訳 (自動)</text:p>
          </table:table-cell>
          <table:table-cell table:style-name="ce8" office:value-type="string" calcext:value-type="string">
            <text:p>→</text:p>
          </table:table-cell>
          <table:table-cell table:style-name="ce13" table:formula="of:=whyemojitxt(TRIM(CELL(&quot;contents&quot;;[.E22])))" office:value-type="string" office:string-value="" calcext:value-type="error">
            <text:p>#NAME?</text:p>
          </table:table-cell>
          <table:table-cell table:style-name="ce13" table:formula="of:=whyemojitxt(TRIM(CELL(&quot;contents&quot;;[.F22])))" office:value-type="string" office:string-value="" calcext:value-type="error">
            <text:p>#NAME?</text:p>
          </table:table-cell>
          <table:table-cell table:style-name="ce13" table:formula="of:=whyemojitxt(TRIM(CELL(&quot;contents&quot;;[.G22])))" office:value-type="string" office:string-value="" calcext:value-type="error">
            <text:p>#NAME?</text:p>
          </table:table-cell>
          <table:table-cell table:style-name="ce13" table:formula="of:=whyemojitxt(TRIM(CELL(&quot;contents&quot;;[.H22])))" office:value-type="string" office:string-value="" calcext:value-type="error">
            <text:p>#NAME?</text:p>
          </table:table-cell>
          <table:table-cell table:style-name="ce13" table:formula="of:=whyemojitxt(TRIM(CELL(&quot;contents&quot;;[.I22])))" office:value-type="string" office:string-value="" calcext:value-type="error">
            <text:p>#NAME?</text:p>
          </table:table-cell>
          <table:table-cell table:style-name="ce13" table:formula="of:=whyemojitxt(TRIM(CELL(&quot;contents&quot;;[.J22])))" office:value-type="string" office:string-value="" calcext:value-type="error">
            <text:p>#NAME?</text:p>
          </table:table-cell>
          <table:table-cell table:style-name="ce13" table:formula="of:=whyemojitxt(TRIM(CELL(&quot;contents&quot;;[.K22])))" office:value-type="string" office:string-value="" calcext:value-type="error">
            <text:p>#NAME?</text:p>
          </table:table-cell>
          <table:table-cell table:style-name="ce13" table:formula="of:=whyemojitxt(TRIM(CELL(&quot;contents&quot;;[.L22])))" office:value-type="string" office:string-value="" calcext:value-type="error">
            <text:p>#NAME?</text:p>
          </table:table-cell>
          <table:table-cell table:style-name="ce13" table:formula="of:=whyemojitxt(TRIM(CELL(&quot;contents&quot;;[.M22])))" office:value-type="string" office:string-value="" calcext:value-type="error">
            <text:p>#NAME?</text:p>
          </table:table-cell>
          <table:table-cell table:style-name="ce13" table:formula="of:=whyemojitxt(TRIM(CELL(&quot;contents&quot;;[.N22])))" office:value-type="string" office:string-value="" calcext:value-type="error">
            <text:p>#NAME?</text:p>
          </table:table-cell>
          <table:table-cell table:style-name="ce13" table:formula="of:=whyemojitxt(TRIM(CELL(&quot;contents&quot;;[.O22])))" office:value-type="string" office:string-value="" calcext:value-type="error">
            <text:p>#NAME?</text:p>
          </table:table-cell>
          <table:table-cell table:style-name="ce13" table:formula="of:=whyemojitxt(TRIM(CELL(&quot;contents&quot;;[.P22])))" office:value-type="string" office:string-value="" calcext:value-type="error">
            <text:p>#NAME?</text:p>
          </table:table-cell>
          <table:table-cell table:style-name="ce13" table:formula="of:=whyemojitxt(TRIM(CELL(&quot;contents&quot;;[.Q22])))" office:value-type="string" office:string-value="" calcext:value-type="error">
            <text:p>#NAME?</text:p>
          </table:table-cell>
          <table:table-cell table:style-name="ce13" table:formula="of:=whyemojitxt(TRIM(CELL(&quot;contents&quot;;[.R22])))" office:value-type="string" office:string-value="" calcext:value-type="error">
            <text:p>#NAME?</text:p>
          </table:table-cell>
          <table:table-cell table:style-name="ce13" table:formula="of:=whyemojitxt(TRIM(CELL(&quot;contents&quot;;[.S22])))" office:value-type="string" office:string-value="" calcext:value-type="error">
            <text:p>#NAME?</text:p>
          </table:table-cell>
          <table:table-cell table:style-name="ce13" table:formula="of:=whyemojitxt(TRIM(CELL(&quot;contents&quot;;[.T22])))" office:value-type="string" office:string-value="" calcext:value-type="error">
            <text:p>#NAME?</text:p>
          </table:table-cell>
          <table:table-cell table:style-name="ce13" table:formula="of:=whyemojitxt(TRIM(CELL(&quot;contents&quot;;[.U22])))" office:value-type="string" office:string-value="" calcext:value-type="error">
            <text:p>#NAME?</text:p>
          </table:table-cell>
          <table:table-cell table:style-name="ce13" table:formula="of:=whyemojitxt(TRIM(CELL(&quot;contents&quot;;[.V22])))" office:value-type="string" office:string-value="" calcext:value-type="error">
            <text:p>#NAME?</text:p>
          </table:table-cell>
          <table:table-cell table:style-name="ce13" table:formula="of:=whyemojitxt(TRIM(CELL(&quot;contents&quot;;[.W22])))" office:value-type="string" office:string-value="" calcext:value-type="error">
            <text:p>#NAME?</text:p>
          </table:table-cell>
          <table:table-cell table:style-name="ce13" table:formula="of:=whyemojitxt(TRIM(CELL(&quot;contents&quot;;[.X22])))" office:value-type="string" office:string-value="" calcext:value-type="error">
            <text:p>#NAME?</text:p>
          </table:table-cell>
          <table:table-cell table:style-name="ce13" table:formula="of:=whyemojitxt(TRIM(CELL(&quot;contents&quot;;[.Y22])))" office:value-type="string" office:string-value="" calcext:value-type="error">
            <text:p>#NAME?</text:p>
          </table:table-cell>
          <table:table-cell table:style-name="ce13" table:formula="of:=whyemojitxt(TRIM(CELL(&quot;contents&quot;;[.Z22])))" office:value-type="string" office:string-value="" calcext:value-type="error">
            <text:p>#NAME?</text:p>
          </table:table-cell>
          <table:table-cell table:style-name="ce13" table:formula="of:=whyemojitxt(TRIM(CELL(&quot;contents&quot;;[.AA22])))" office:value-type="string" office:string-value="" calcext:value-type="error">
            <text:p>#NAME?</text:p>
          </table:table-cell>
          <table:table-cell table:style-name="ce13" table:formula="of:=whyemojitxt(TRIM(CELL(&quot;contents&quot;;[.AB22])))" office:value-type="string" office:string-value="" calcext:value-type="error">
            <text:p>#NAME?</text:p>
          </table:table-cell>
          <table:table-cell table:style-name="ce13" table:formula="of:=whyemojitxt(TRIM(CELL(&quot;contents&quot;;[.AC22])))" office:value-type="string" office:string-value="" calcext:value-type="error">
            <text:p>#NAME?</text:p>
          </table:table-cell>
          <table:table-cell table:style-name="ce13" table:formula="of:=whyemojitxt(TRIM(CELL(&quot;contents&quot;;[.AD22])))" office:value-type="string" office:string-value="" calcext:value-type="error">
            <text:p>#NAME?</text:p>
          </table:table-cell>
          <table:table-cell table:style-name="ce13" table:formula="of:=whyemojitxt(TRIM(CELL(&quot;contents&quot;;[.AE22])))" office:value-type="string" office:string-value="" calcext:value-type="error">
            <text:p>#NAME?</text:p>
          </table:table-cell>
          <table:table-cell table:style-name="ce13" table:formula="of:=whyemojitxt(TRIM(CELL(&quot;contents&quot;;[.AF22])))" office:value-type="string" office:string-value="" calcext:value-type="error">
            <text:p>#NAME?</text:p>
          </table:table-cell>
          <table:table-cell table:style-name="ce13" table:formula="of:=whyemojitxt(TRIM(CELL(&quot;contents&quot;;[.AG22])))" office:value-type="string" office:string-value="" calcext:value-type="error">
            <text:p>#NAME?</text:p>
          </table:table-cell>
          <table:table-cell table:style-name="ce13" table:formula="of:=whyemojitxt(TRIM(CELL(&quot;contents&quot;;[.AH22])))" office:value-type="string" office:string-value="" calcext:value-type="error">
            <text:p>#NAME?</text:p>
          </table:table-cell>
          <table:table-cell table:style-name="ce13" table:formula="of:=whyemojitxt(TRIM(CELL(&quot;contents&quot;;[.AI22])))" office:value-type="string" office:string-value="" calcext:value-type="error">
            <text:p>#NAME?</text:p>
          </table:table-cell>
          <table:table-cell table:style-name="ce13" table:formula="of:=whyemojitxt(TRIM(CELL(&quot;contents&quot;;[.AJ22])))" office:value-type="string" office:string-value="" calcext:value-type="error">
            <text:p>#NAME?</text:p>
          </table:table-cell>
          <table:table-cell table:style-name="ce13" table:formula="of:=whyemojitxt(TRIM(CELL(&quot;contents&quot;;[.AK22])))" office:value-type="string" office:string-value="" calcext:value-type="error">
            <text:p>#NAME?</text:p>
          </table:table-cell>
          <table:table-cell table:number-columns-repeated="987"/>
        </table:table-row>
        <table:table-row table:style-name="ro1">
          <table:table-cell table:style-name="ce2"/>
          <table:covered-table-cell/>
          <table:table-cell table:style-name="ce7" office:value-type="string" calcext:value-type="string">
            <text:p>しりとり判定(自動)</text:p>
          </table:table-cell>
          <table:table-cell table:style-name="ce10" office:value-type="string" calcext:value-type="string">
            <text:p>→</text:p>
          </table:table-cell>
          <table:table-cell table:style-name="ce14" office:value-type="string" calcext:value-type="string">
            <text:p>---</text:p>
          </table:table-cell>
          <table:table-cell table:style-name="ce14" table:formula="of:=IF([.F23] = &quot;---&quot;; &quot;---&quot;; IF(RIGHT([.E23];1) = LEFT([.F23];1); &quot;○&quot;; &quot;✕&quot;))" office:value-type="string" office:string-value="" calcext:value-type="error">
            <text:p>#NAME?</text:p>
          </table:table-cell>
          <table:table-cell table:style-name="ce14" table:formula="of:=IF([.G23] = &quot;---&quot;; &quot;---&quot;; IF(RIGHT([.F23];1) = LEFT([.G23];1); &quot;○&quot;; &quot;✕&quot;))" office:value-type="string" office:string-value="" calcext:value-type="error">
            <text:p>#NAME?</text:p>
          </table:table-cell>
          <table:table-cell table:style-name="ce14" table:formula="of:=IF([.H23] = &quot;---&quot;; &quot;---&quot;; IF(RIGHT([.G23];1) = LEFT([.H23];1); &quot;○&quot;; &quot;✕&quot;))" office:value-type="string" office:string-value="" calcext:value-type="error">
            <text:p>#NAME?</text:p>
          </table:table-cell>
          <table:table-cell table:style-name="ce14" table:formula="of:=IF([.I23] = &quot;---&quot;; &quot;---&quot;; IF(RIGHT([.H23];1) = LEFT([.I23];1); &quot;○&quot;; &quot;✕&quot;))" office:value-type="string" office:string-value="" calcext:value-type="error">
            <text:p>#NAME?</text:p>
          </table:table-cell>
          <table:table-cell table:style-name="ce14" table:formula="of:=IF([.J23] = &quot;---&quot;; &quot;---&quot;; IF(RIGHT([.I23];1) = LEFT([.J23];1); &quot;○&quot;; &quot;✕&quot;))" office:value-type="string" office:string-value="" calcext:value-type="error">
            <text:p>#NAME?</text:p>
          </table:table-cell>
          <table:table-cell table:style-name="ce14" table:formula="of:=IF([.K23] = &quot;---&quot;; &quot;---&quot;; IF(RIGHT([.J23];1) = LEFT([.K23];1); &quot;○&quot;; &quot;✕&quot;))" office:value-type="string" office:string-value="" calcext:value-type="error">
            <text:p>#NAME?</text:p>
          </table:table-cell>
          <table:table-cell table:style-name="ce14" table:formula="of:=IF([.L23] = &quot;---&quot;; &quot;---&quot;; IF(RIGHT([.K23];1) = LEFT([.L23];1); &quot;○&quot;; &quot;✕&quot;))" office:value-type="string" office:string-value="" calcext:value-type="error">
            <text:p>#NAME?</text:p>
          </table:table-cell>
          <table:table-cell table:style-name="ce14" table:formula="of:=IF([.M23] = &quot;---&quot;; &quot;---&quot;; IF(RIGHT([.L23];1) = LEFT([.M23];1); &quot;○&quot;; &quot;✕&quot;))" office:value-type="string" office:string-value="" calcext:value-type="error">
            <text:p>#NAME?</text:p>
          </table:table-cell>
          <table:table-cell table:style-name="ce14" table:formula="of:=IF([.N23] = &quot;---&quot;; &quot;---&quot;; IF(RIGHT([.M23];1) = LEFT([.N23];1); &quot;○&quot;; &quot;✕&quot;))" office:value-type="string" office:string-value="" calcext:value-type="error">
            <text:p>#NAME?</text:p>
          </table:table-cell>
          <table:table-cell table:style-name="ce14" table:formula="of:=IF([.O23] = &quot;---&quot;; &quot;---&quot;; IF(RIGHT([.N23];1) = LEFT([.O23];1); &quot;○&quot;; &quot;✕&quot;))" office:value-type="string" office:string-value="" calcext:value-type="error">
            <text:p>#NAME?</text:p>
          </table:table-cell>
          <table:table-cell table:style-name="ce14" table:formula="of:=IF([.P23] = &quot;---&quot;; &quot;---&quot;; IF(RIGHT([.O23];1) = LEFT([.P23];1); &quot;○&quot;; &quot;✕&quot;))" office:value-type="string" office:string-value="" calcext:value-type="error">
            <text:p>#NAME?</text:p>
          </table:table-cell>
          <table:table-cell table:style-name="ce14" table:formula="of:=IF([.Q23] = &quot;---&quot;; &quot;---&quot;; IF(RIGHT([.P23];1) = LEFT([.Q23];1); &quot;○&quot;; &quot;✕&quot;))" office:value-type="string" office:string-value="" calcext:value-type="error">
            <text:p>#NAME?</text:p>
          </table:table-cell>
          <table:table-cell table:style-name="ce14" table:formula="of:=IF([.R23] = &quot;---&quot;; &quot;---&quot;; IF(RIGHT([.Q23];1) = LEFT([.R23];1); &quot;○&quot;; &quot;✕&quot;))" office:value-type="string" office:string-value="" calcext:value-type="error">
            <text:p>#NAME?</text:p>
          </table:table-cell>
          <table:table-cell table:style-name="ce14" table:formula="of:=IF([.S23] = &quot;---&quot;; &quot;---&quot;; IF(RIGHT([.R23];1) = LEFT([.S23];1); &quot;○&quot;; &quot;✕&quot;))" office:value-type="string" office:string-value="" calcext:value-type="error">
            <text:p>#NAME?</text:p>
          </table:table-cell>
          <table:table-cell table:style-name="ce14" table:formula="of:=IF([.T23] = &quot;---&quot;; &quot;---&quot;; IF(RIGHT([.S23];1) = LEFT([.T23];1); &quot;○&quot;; &quot;✕&quot;))" office:value-type="string" office:string-value="" calcext:value-type="error">
            <text:p>#NAME?</text:p>
          </table:table-cell>
          <table:table-cell table:style-name="ce14" table:formula="of:=IF([.U23] = &quot;---&quot;; &quot;---&quot;; IF(RIGHT([.T23];1) = LEFT([.U23];1); &quot;○&quot;; &quot;✕&quot;))" office:value-type="string" office:string-value="" calcext:value-type="error">
            <text:p>#NAME?</text:p>
          </table:table-cell>
          <table:table-cell table:style-name="ce14" table:formula="of:=IF([.V23] = &quot;---&quot;; &quot;---&quot;; IF(RIGHT([.U23];1) = LEFT([.V23];1); &quot;○&quot;; &quot;✕&quot;))" office:value-type="string" office:string-value="" calcext:value-type="error">
            <text:p>#NAME?</text:p>
          </table:table-cell>
          <table:table-cell table:style-name="ce14" table:formula="of:=IF([.W23] = &quot;---&quot;; &quot;---&quot;; IF(RIGHT([.V23];1) = LEFT([.W23];1); &quot;○&quot;; &quot;✕&quot;))" office:value-type="string" office:string-value="" calcext:value-type="error">
            <text:p>#NAME?</text:p>
          </table:table-cell>
          <table:table-cell table:style-name="ce14" table:formula="of:=IF([.X23] = &quot;---&quot;; &quot;---&quot;; IF(RIGHT([.W23];1) = LEFT([.X23];1); &quot;○&quot;; &quot;✕&quot;))" office:value-type="string" office:string-value="" calcext:value-type="error">
            <text:p>#NAME?</text:p>
          </table:table-cell>
          <table:table-cell table:style-name="ce14" table:formula="of:=IF([.Y23] = &quot;---&quot;; &quot;---&quot;; IF(RIGHT([.X23];1) = LEFT([.Y23];1); &quot;○&quot;; &quot;✕&quot;))" office:value-type="string" office:string-value="" calcext:value-type="error">
            <text:p>#NAME?</text:p>
          </table:table-cell>
          <table:table-cell table:style-name="ce14" table:formula="of:=IF([.Z23] = &quot;---&quot;; &quot;---&quot;; IF(RIGHT([.Y23];1) = LEFT([.Z23];1); &quot;○&quot;; &quot;✕&quot;))" office:value-type="string" office:string-value="" calcext:value-type="error">
            <text:p>#NAME?</text:p>
          </table:table-cell>
          <table:table-cell table:style-name="ce14" table:formula="of:=IF([.AA23] = &quot;---&quot;; &quot;---&quot;; IF(RIGHT([.Z23];1) = LEFT([.AA23];1); &quot;○&quot;; &quot;✕&quot;))" office:value-type="string" office:string-value="" calcext:value-type="error">
            <text:p>#NAME?</text:p>
          </table:table-cell>
          <table:table-cell table:style-name="ce14" table:formula="of:=IF([.AB23] = &quot;---&quot;; &quot;---&quot;; IF(RIGHT([.AA23];1) = LEFT([.AB23];1); &quot;○&quot;; &quot;✕&quot;))" office:value-type="string" office:string-value="" calcext:value-type="error">
            <text:p>#NAME?</text:p>
          </table:table-cell>
          <table:table-cell table:style-name="ce14" table:formula="of:=IF([.AC23] = &quot;---&quot;; &quot;---&quot;; IF(RIGHT([.AB23];1) = LEFT([.AC23];1); &quot;○&quot;; &quot;✕&quot;))" office:value-type="string" office:string-value="" calcext:value-type="error">
            <text:p>#NAME?</text:p>
          </table:table-cell>
          <table:table-cell table:style-name="ce14" table:formula="of:=IF([.AD23] = &quot;---&quot;; &quot;---&quot;; IF(RIGHT([.AC23];1) = LEFT([.AD23];1); &quot;○&quot;; &quot;✕&quot;))" office:value-type="string" office:string-value="" calcext:value-type="error">
            <text:p>#NAME?</text:p>
          </table:table-cell>
          <table:table-cell table:style-name="ce14" table:formula="of:=IF([.AE23] = &quot;---&quot;; &quot;---&quot;; IF(RIGHT([.AD23];1) = LEFT([.AE23];1); &quot;○&quot;; &quot;✕&quot;))" office:value-type="string" office:string-value="" calcext:value-type="error">
            <text:p>#NAME?</text:p>
          </table:table-cell>
          <table:table-cell table:style-name="ce14" table:formula="of:=IF([.AF23] = &quot;---&quot;; &quot;---&quot;; IF(RIGHT([.AE23];1) = LEFT([.AF23];1); &quot;○&quot;; &quot;✕&quot;))" office:value-type="string" office:string-value="" calcext:value-type="error">
            <text:p>#NAME?</text:p>
          </table:table-cell>
          <table:table-cell table:style-name="ce14" table:formula="of:=IF([.AG23] = &quot;---&quot;; &quot;---&quot;; IF(RIGHT([.AF23];1) = LEFT([.AG23];1); &quot;○&quot;; &quot;✕&quot;))" office:value-type="string" office:string-value="" calcext:value-type="error">
            <text:p>#NAME?</text:p>
          </table:table-cell>
          <table:table-cell table:style-name="ce14" table:formula="of:=IF([.AH23] = &quot;---&quot;; &quot;---&quot;; IF(RIGHT([.AG23];1) = LEFT([.AH23];1); &quot;○&quot;; &quot;✕&quot;))" office:value-type="string" office:string-value="" calcext:value-type="error">
            <text:p>#NAME?</text:p>
          </table:table-cell>
          <table:table-cell table:style-name="ce14" table:formula="of:=IF([.AI23] = &quot;---&quot;; &quot;---&quot;; IF(RIGHT([.AH23];1) = LEFT([.AI23];1); &quot;○&quot;; &quot;✕&quot;))" office:value-type="string" office:string-value="" calcext:value-type="error">
            <text:p>#NAME?</text:p>
          </table:table-cell>
          <table:table-cell table:style-name="ce14" table:formula="of:=IF([.AJ23] = &quot;---&quot;; &quot;---&quot;; IF(RIGHT([.AI23];1) = LEFT([.AJ23];1); &quot;○&quot;; &quot;✕&quot;))" office:value-type="string" office:string-value="" calcext:value-type="error">
            <text:p>#NAME?</text:p>
          </table:table-cell>
          <table:table-cell table:style-name="ce14" table:formula="of:=IF([.AK23] = &quot;---&quot;; &quot;---&quot;; IF(RIGHT([.AJ23];1) = LEFT([.AK23];1); &quot;○&quot;; &quot;✕&quot;))" office:value-type="string" office:string-value="" calcext:value-type="error">
            <text:p>#NAME?</text:p>
          </table:table-cell>
          <table:table-cell table:number-columns-repeated="987"/>
        </table:table-row>
        <table:table-row table:style-name="ro1" table:number-rows-repeated="2">
          <table:table-cell table:number-columns-repeated="3"/>
          <table:table-cell table:style-name="ce8"/>
          <table:table-cell table:style-name="ce13" table:number-columns-repeated="33"/>
          <table:table-cell table:number-columns-repeated="987"/>
        </table:table-row>
        <table:table-row table:style-name="ro1">
          <table:table-cell table:style-name="ce3" table:number-columns-spanned="1" table:number-rows-spanned="3"/>
          <table:table-cell table:style-name="ce3" office:value-type="string" calcext:value-type="string" table:number-columns-spanned="1" table:number-rows-spanned="3">
            <text:p>レーン5</text:p>
          </table:table-cell>
          <table:table-cell table:style-name="ce6" office:value-type="string" calcext:value-type="string">
            <text:p>絵文字入力欄</text:p>
          </table:table-cell>
          <table:table-cell table:style-name="ce9" office:value-type="string" calcext:value-type="string">
            <text:p>→</text:p>
          </table:table-cell>
          <table:table-cell table:style-name="ce13" table:number-columns-repeated="33"/>
          <table:table-cell table:number-columns-repeated="987"/>
        </table:table-row>
        <table:table-row table:style-name="ro1">
          <table:covered-table-cell table:number-columns-repeated="2"/>
          <table:table-cell table:style-name="ce5" office:value-type="string" calcext:value-type="string">
            <text:p>日本語訳 (自動)</text:p>
          </table:table-cell>
          <table:table-cell table:style-name="ce8" office:value-type="string" calcext:value-type="string">
            <text:p>→</text:p>
          </table:table-cell>
          <table:table-cell table:style-name="ce13" table:formula="of:=whyemojitxt(TRIM(CELL(&quot;contents&quot;;[.E27])))" office:value-type="string" office:string-value="" calcext:value-type="error">
            <text:p>#NAME?</text:p>
          </table:table-cell>
          <table:table-cell table:style-name="ce13" table:formula="of:=whyemojitxt(TRIM(CELL(&quot;contents&quot;;[.F27])))" office:value-type="string" office:string-value="" calcext:value-type="error">
            <text:p>#NAME?</text:p>
          </table:table-cell>
          <table:table-cell table:style-name="ce13" table:formula="of:=whyemojitxt(TRIM(CELL(&quot;contents&quot;;[.G27])))" office:value-type="string" office:string-value="" calcext:value-type="error">
            <text:p>#NAME?</text:p>
          </table:table-cell>
          <table:table-cell table:style-name="ce13" table:formula="of:=whyemojitxt(TRIM(CELL(&quot;contents&quot;;[.H27])))" office:value-type="string" office:string-value="" calcext:value-type="error">
            <text:p>#NAME?</text:p>
          </table:table-cell>
          <table:table-cell table:style-name="ce13" table:formula="of:=whyemojitxt(TRIM(CELL(&quot;contents&quot;;[.I27])))" office:value-type="string" office:string-value="" calcext:value-type="error">
            <text:p>#NAME?</text:p>
          </table:table-cell>
          <table:table-cell table:style-name="ce13" table:formula="of:=whyemojitxt(TRIM(CELL(&quot;contents&quot;;[.J27])))" office:value-type="string" office:string-value="" calcext:value-type="error">
            <text:p>#NAME?</text:p>
          </table:table-cell>
          <table:table-cell table:style-name="ce13" table:formula="of:=whyemojitxt(TRIM(CELL(&quot;contents&quot;;[.K27])))" office:value-type="string" office:string-value="" calcext:value-type="error">
            <text:p>#NAME?</text:p>
          </table:table-cell>
          <table:table-cell table:style-name="ce13" table:formula="of:=whyemojitxt(TRIM(CELL(&quot;contents&quot;;[.L27])))" office:value-type="string" office:string-value="" calcext:value-type="error">
            <text:p>#NAME?</text:p>
          </table:table-cell>
          <table:table-cell table:style-name="ce13" table:formula="of:=whyemojitxt(TRIM(CELL(&quot;contents&quot;;[.M27])))" office:value-type="string" office:string-value="" calcext:value-type="error">
            <text:p>#NAME?</text:p>
          </table:table-cell>
          <table:table-cell table:style-name="ce13" table:formula="of:=whyemojitxt(TRIM(CELL(&quot;contents&quot;;[.N27])))" office:value-type="string" office:string-value="" calcext:value-type="error">
            <text:p>#NAME?</text:p>
          </table:table-cell>
          <table:table-cell table:style-name="ce13" table:formula="of:=whyemojitxt(TRIM(CELL(&quot;contents&quot;;[.O27])))" office:value-type="string" office:string-value="" calcext:value-type="error">
            <text:p>#NAME?</text:p>
          </table:table-cell>
          <table:table-cell table:style-name="ce13" table:formula="of:=whyemojitxt(TRIM(CELL(&quot;contents&quot;;[.P27])))" office:value-type="string" office:string-value="" calcext:value-type="error">
            <text:p>#NAME?</text:p>
          </table:table-cell>
          <table:table-cell table:style-name="ce13" table:formula="of:=whyemojitxt(TRIM(CELL(&quot;contents&quot;;[.Q27])))" office:value-type="string" office:string-value="" calcext:value-type="error">
            <text:p>#NAME?</text:p>
          </table:table-cell>
          <table:table-cell table:style-name="ce13" table:formula="of:=whyemojitxt(TRIM(CELL(&quot;contents&quot;;[.R27])))" office:value-type="string" office:string-value="" calcext:value-type="error">
            <text:p>#NAME?</text:p>
          </table:table-cell>
          <table:table-cell table:style-name="ce13" table:formula="of:=whyemojitxt(TRIM(CELL(&quot;contents&quot;;[.S27])))" office:value-type="string" office:string-value="" calcext:value-type="error">
            <text:p>#NAME?</text:p>
          </table:table-cell>
          <table:table-cell table:style-name="ce13" table:formula="of:=whyemojitxt(TRIM(CELL(&quot;contents&quot;;[.T27])))" office:value-type="string" office:string-value="" calcext:value-type="error">
            <text:p>#NAME?</text:p>
          </table:table-cell>
          <table:table-cell table:style-name="ce13" table:formula="of:=whyemojitxt(TRIM(CELL(&quot;contents&quot;;[.U27])))" office:value-type="string" office:string-value="" calcext:value-type="error">
            <text:p>#NAME?</text:p>
          </table:table-cell>
          <table:table-cell table:style-name="ce13" table:formula="of:=whyemojitxt(TRIM(CELL(&quot;contents&quot;;[.V27])))" office:value-type="string" office:string-value="" calcext:value-type="error">
            <text:p>#NAME?</text:p>
          </table:table-cell>
          <table:table-cell table:style-name="ce13" table:formula="of:=whyemojitxt(TRIM(CELL(&quot;contents&quot;;[.W27])))" office:value-type="string" office:string-value="" calcext:value-type="error">
            <text:p>#NAME?</text:p>
          </table:table-cell>
          <table:table-cell table:style-name="ce13" table:formula="of:=whyemojitxt(TRIM(CELL(&quot;contents&quot;;[.X27])))" office:value-type="string" office:string-value="" calcext:value-type="error">
            <text:p>#NAME?</text:p>
          </table:table-cell>
          <table:table-cell table:style-name="ce13" table:formula="of:=whyemojitxt(TRIM(CELL(&quot;contents&quot;;[.Y27])))" office:value-type="string" office:string-value="" calcext:value-type="error">
            <text:p>#NAME?</text:p>
          </table:table-cell>
          <table:table-cell table:style-name="ce13" table:formula="of:=whyemojitxt(TRIM(CELL(&quot;contents&quot;;[.Z27])))" office:value-type="string" office:string-value="" calcext:value-type="error">
            <text:p>#NAME?</text:p>
          </table:table-cell>
          <table:table-cell table:style-name="ce13" table:formula="of:=whyemojitxt(TRIM(CELL(&quot;contents&quot;;[.AA27])))" office:value-type="string" office:string-value="" calcext:value-type="error">
            <text:p>#NAME?</text:p>
          </table:table-cell>
          <table:table-cell table:style-name="ce13" table:formula="of:=whyemojitxt(TRIM(CELL(&quot;contents&quot;;[.AB27])))" office:value-type="string" office:string-value="" calcext:value-type="error">
            <text:p>#NAME?</text:p>
          </table:table-cell>
          <table:table-cell table:style-name="ce13" table:formula="of:=whyemojitxt(TRIM(CELL(&quot;contents&quot;;[.AC27])))" office:value-type="string" office:string-value="" calcext:value-type="error">
            <text:p>#NAME?</text:p>
          </table:table-cell>
          <table:table-cell table:style-name="ce13" table:formula="of:=whyemojitxt(TRIM(CELL(&quot;contents&quot;;[.AD27])))" office:value-type="string" office:string-value="" calcext:value-type="error">
            <text:p>#NAME?</text:p>
          </table:table-cell>
          <table:table-cell table:style-name="ce13" table:formula="of:=whyemojitxt(TRIM(CELL(&quot;contents&quot;;[.AE27])))" office:value-type="string" office:string-value="" calcext:value-type="error">
            <text:p>#NAME?</text:p>
          </table:table-cell>
          <table:table-cell table:style-name="ce13" table:formula="of:=whyemojitxt(TRIM(CELL(&quot;contents&quot;;[.AF27])))" office:value-type="string" office:string-value="" calcext:value-type="error">
            <text:p>#NAME?</text:p>
          </table:table-cell>
          <table:table-cell table:style-name="ce13" table:formula="of:=whyemojitxt(TRIM(CELL(&quot;contents&quot;;[.AG27])))" office:value-type="string" office:string-value="" calcext:value-type="error">
            <text:p>#NAME?</text:p>
          </table:table-cell>
          <table:table-cell table:style-name="ce13" table:formula="of:=whyemojitxt(TRIM(CELL(&quot;contents&quot;;[.AH27])))" office:value-type="string" office:string-value="" calcext:value-type="error">
            <text:p>#NAME?</text:p>
          </table:table-cell>
          <table:table-cell table:style-name="ce13" table:formula="of:=whyemojitxt(TRIM(CELL(&quot;contents&quot;;[.AI27])))" office:value-type="string" office:string-value="" calcext:value-type="error">
            <text:p>#NAME?</text:p>
          </table:table-cell>
          <table:table-cell table:style-name="ce13" table:formula="of:=whyemojitxt(TRIM(CELL(&quot;contents&quot;;[.AJ27])))" office:value-type="string" office:string-value="" calcext:value-type="error">
            <text:p>#NAME?</text:p>
          </table:table-cell>
          <table:table-cell table:style-name="ce13" table:formula="of:=whyemojitxt(TRIM(CELL(&quot;contents&quot;;[.AK27])))" office:value-type="string" office:string-value="" calcext:value-type="error">
            <text:p>#NAME?</text:p>
          </table:table-cell>
          <table:table-cell table:number-columns-repeated="987"/>
        </table:table-row>
        <table:table-row table:style-name="ro1">
          <table:covered-table-cell table:number-columns-repeated="2"/>
          <table:table-cell table:style-name="ce7" office:value-type="string" calcext:value-type="string">
            <text:p>しりとり判定(自動)</text:p>
          </table:table-cell>
          <table:table-cell table:style-name="ce10" office:value-type="string" calcext:value-type="string">
            <text:p>→</text:p>
          </table:table-cell>
          <table:table-cell table:style-name="ce14" office:value-type="string" calcext:value-type="string">
            <text:p>---</text:p>
          </table:table-cell>
          <table:table-cell table:style-name="ce14" table:formula="of:=IF([.F28] = &quot;---&quot;; &quot;---&quot;; IF(RIGHT([.E28];1) = LEFT([.F28];1); &quot;○&quot;; &quot;✕&quot;))" office:value-type="string" office:string-value="" calcext:value-type="error">
            <text:p>#NAME?</text:p>
          </table:table-cell>
          <table:table-cell table:style-name="ce14" table:formula="of:=IF([.G28] = &quot;---&quot;; &quot;---&quot;; IF(RIGHT([.F28];1) = LEFT([.G28];1); &quot;○&quot;; &quot;✕&quot;))" office:value-type="string" office:string-value="" calcext:value-type="error">
            <text:p>#NAME?</text:p>
          </table:table-cell>
          <table:table-cell table:style-name="ce14" table:formula="of:=IF([.H28] = &quot;---&quot;; &quot;---&quot;; IF(RIGHT([.G28];1) = LEFT([.H28];1); &quot;○&quot;; &quot;✕&quot;))" office:value-type="string" office:string-value="" calcext:value-type="error">
            <text:p>#NAME?</text:p>
          </table:table-cell>
          <table:table-cell table:style-name="ce14" table:formula="of:=IF([.I28] = &quot;---&quot;; &quot;---&quot;; IF(RIGHT([.H28];1) = LEFT([.I28];1); &quot;○&quot;; &quot;✕&quot;))" office:value-type="string" office:string-value="" calcext:value-type="error">
            <text:p>#NAME?</text:p>
          </table:table-cell>
          <table:table-cell table:style-name="ce14" table:formula="of:=IF([.J28] = &quot;---&quot;; &quot;---&quot;; IF(RIGHT([.I28];1) = LEFT([.J28];1); &quot;○&quot;; &quot;✕&quot;))" office:value-type="string" office:string-value="" calcext:value-type="error">
            <text:p>#NAME?</text:p>
          </table:table-cell>
          <table:table-cell table:style-name="ce14" table:formula="of:=IF([.K28] = &quot;---&quot;; &quot;---&quot;; IF(RIGHT([.J28];1) = LEFT([.K28];1); &quot;○&quot;; &quot;✕&quot;))" office:value-type="string" office:string-value="" calcext:value-type="error">
            <text:p>#NAME?</text:p>
          </table:table-cell>
          <table:table-cell table:style-name="ce14" table:formula="of:=IF([.L28] = &quot;---&quot;; &quot;---&quot;; IF(RIGHT([.K28];1) = LEFT([.L28];1); &quot;○&quot;; &quot;✕&quot;))" office:value-type="string" office:string-value="" calcext:value-type="error">
            <text:p>#NAME?</text:p>
          </table:table-cell>
          <table:table-cell table:style-name="ce14" table:formula="of:=IF([.M28] = &quot;---&quot;; &quot;---&quot;; IF(RIGHT([.L28];1) = LEFT([.M28];1); &quot;○&quot;; &quot;✕&quot;))" office:value-type="string" office:string-value="" calcext:value-type="error">
            <text:p>#NAME?</text:p>
          </table:table-cell>
          <table:table-cell table:style-name="ce14" table:formula="of:=IF([.N28] = &quot;---&quot;; &quot;---&quot;; IF(RIGHT([.M28];1) = LEFT([.N28];1); &quot;○&quot;; &quot;✕&quot;))" office:value-type="string" office:string-value="" calcext:value-type="error">
            <text:p>#NAME?</text:p>
          </table:table-cell>
          <table:table-cell table:style-name="ce14" table:formula="of:=IF([.O28] = &quot;---&quot;; &quot;---&quot;; IF(RIGHT([.N28];1) = LEFT([.O28];1); &quot;○&quot;; &quot;✕&quot;))" office:value-type="string" office:string-value="" calcext:value-type="error">
            <text:p>#NAME?</text:p>
          </table:table-cell>
          <table:table-cell table:style-name="ce14" table:formula="of:=IF([.P28] = &quot;---&quot;; &quot;---&quot;; IF(RIGHT([.O28];1) = LEFT([.P28];1); &quot;○&quot;; &quot;✕&quot;))" office:value-type="string" office:string-value="" calcext:value-type="error">
            <text:p>#NAME?</text:p>
          </table:table-cell>
          <table:table-cell table:style-name="ce14" table:formula="of:=IF([.Q28] = &quot;---&quot;; &quot;---&quot;; IF(RIGHT([.P28];1) = LEFT([.Q28];1); &quot;○&quot;; &quot;✕&quot;))" office:value-type="string" office:string-value="" calcext:value-type="error">
            <text:p>#NAME?</text:p>
          </table:table-cell>
          <table:table-cell table:style-name="ce14" table:formula="of:=IF([.R28] = &quot;---&quot;; &quot;---&quot;; IF(RIGHT([.Q28];1) = LEFT([.R28];1); &quot;○&quot;; &quot;✕&quot;))" office:value-type="string" office:string-value="" calcext:value-type="error">
            <text:p>#NAME?</text:p>
          </table:table-cell>
          <table:table-cell table:style-name="ce14" table:formula="of:=IF([.S28] = &quot;---&quot;; &quot;---&quot;; IF(RIGHT([.R28];1) = LEFT([.S28];1); &quot;○&quot;; &quot;✕&quot;))" office:value-type="string" office:string-value="" calcext:value-type="error">
            <text:p>#NAME?</text:p>
          </table:table-cell>
          <table:table-cell table:style-name="ce14" table:formula="of:=IF([.T28] = &quot;---&quot;; &quot;---&quot;; IF(RIGHT([.S28];1) = LEFT([.T28];1); &quot;○&quot;; &quot;✕&quot;))" office:value-type="string" office:string-value="" calcext:value-type="error">
            <text:p>#NAME?</text:p>
          </table:table-cell>
          <table:table-cell table:style-name="ce14" table:formula="of:=IF([.U28] = &quot;---&quot;; &quot;---&quot;; IF(RIGHT([.T28];1) = LEFT([.U28];1); &quot;○&quot;; &quot;✕&quot;))" office:value-type="string" office:string-value="" calcext:value-type="error">
            <text:p>#NAME?</text:p>
          </table:table-cell>
          <table:table-cell table:style-name="ce14" table:formula="of:=IF([.V28] = &quot;---&quot;; &quot;---&quot;; IF(RIGHT([.U28];1) = LEFT([.V28];1); &quot;○&quot;; &quot;✕&quot;))" office:value-type="string" office:string-value="" calcext:value-type="error">
            <text:p>#NAME?</text:p>
          </table:table-cell>
          <table:table-cell table:style-name="ce14" table:formula="of:=IF([.W28] = &quot;---&quot;; &quot;---&quot;; IF(RIGHT([.V28];1) = LEFT([.W28];1); &quot;○&quot;; &quot;✕&quot;))" office:value-type="string" office:string-value="" calcext:value-type="error">
            <text:p>#NAME?</text:p>
          </table:table-cell>
          <table:table-cell table:style-name="ce14" table:formula="of:=IF([.X28] = &quot;---&quot;; &quot;---&quot;; IF(RIGHT([.W28];1) = LEFT([.X28];1); &quot;○&quot;; &quot;✕&quot;))" office:value-type="string" office:string-value="" calcext:value-type="error">
            <text:p>#NAME?</text:p>
          </table:table-cell>
          <table:table-cell table:style-name="ce14" table:formula="of:=IF([.Y28] = &quot;---&quot;; &quot;---&quot;; IF(RIGHT([.X28];1) = LEFT([.Y28];1); &quot;○&quot;; &quot;✕&quot;))" office:value-type="string" office:string-value="" calcext:value-type="error">
            <text:p>#NAME?</text:p>
          </table:table-cell>
          <table:table-cell table:style-name="ce14" table:formula="of:=IF([.Z28] = &quot;---&quot;; &quot;---&quot;; IF(RIGHT([.Y28];1) = LEFT([.Z28];1); &quot;○&quot;; &quot;✕&quot;))" office:value-type="string" office:string-value="" calcext:value-type="error">
            <text:p>#NAME?</text:p>
          </table:table-cell>
          <table:table-cell table:style-name="ce14" table:formula="of:=IF([.AA28] = &quot;---&quot;; &quot;---&quot;; IF(RIGHT([.Z28];1) = LEFT([.AA28];1); &quot;○&quot;; &quot;✕&quot;))" office:value-type="string" office:string-value="" calcext:value-type="error">
            <text:p>#NAME?</text:p>
          </table:table-cell>
          <table:table-cell table:style-name="ce14" table:formula="of:=IF([.AB28] = &quot;---&quot;; &quot;---&quot;; IF(RIGHT([.AA28];1) = LEFT([.AB28];1); &quot;○&quot;; &quot;✕&quot;))" office:value-type="string" office:string-value="" calcext:value-type="error">
            <text:p>#NAME?</text:p>
          </table:table-cell>
          <table:table-cell table:style-name="ce14" table:formula="of:=IF([.AC28] = &quot;---&quot;; &quot;---&quot;; IF(RIGHT([.AB28];1) = LEFT([.AC28];1); &quot;○&quot;; &quot;✕&quot;))" office:value-type="string" office:string-value="" calcext:value-type="error">
            <text:p>#NAME?</text:p>
          </table:table-cell>
          <table:table-cell table:style-name="ce14" table:formula="of:=IF([.AD28] = &quot;---&quot;; &quot;---&quot;; IF(RIGHT([.AC28];1) = LEFT([.AD28];1); &quot;○&quot;; &quot;✕&quot;))" office:value-type="string" office:string-value="" calcext:value-type="error">
            <text:p>#NAME?</text:p>
          </table:table-cell>
          <table:table-cell table:style-name="ce14" table:formula="of:=IF([.AE28] = &quot;---&quot;; &quot;---&quot;; IF(RIGHT([.AD28];1) = LEFT([.AE28];1); &quot;○&quot;; &quot;✕&quot;))" office:value-type="string" office:string-value="" calcext:value-type="error">
            <text:p>#NAME?</text:p>
          </table:table-cell>
          <table:table-cell table:style-name="ce14" table:formula="of:=IF([.AF28] = &quot;---&quot;; &quot;---&quot;; IF(RIGHT([.AE28];1) = LEFT([.AF28];1); &quot;○&quot;; &quot;✕&quot;))" office:value-type="string" office:string-value="" calcext:value-type="error">
            <text:p>#NAME?</text:p>
          </table:table-cell>
          <table:table-cell table:style-name="ce14" table:formula="of:=IF([.AG28] = &quot;---&quot;; &quot;---&quot;; IF(RIGHT([.AF28];1) = LEFT([.AG28];1); &quot;○&quot;; &quot;✕&quot;))" office:value-type="string" office:string-value="" calcext:value-type="error">
            <text:p>#NAME?</text:p>
          </table:table-cell>
          <table:table-cell table:style-name="ce14" table:formula="of:=IF([.AH28] = &quot;---&quot;; &quot;---&quot;; IF(RIGHT([.AG28];1) = LEFT([.AH28];1); &quot;○&quot;; &quot;✕&quot;))" office:value-type="string" office:string-value="" calcext:value-type="error">
            <text:p>#NAME?</text:p>
          </table:table-cell>
          <table:table-cell table:style-name="ce14" table:formula="of:=IF([.AI28] = &quot;---&quot;; &quot;---&quot;; IF(RIGHT([.AH28];1) = LEFT([.AI28];1); &quot;○&quot;; &quot;✕&quot;))" office:value-type="string" office:string-value="" calcext:value-type="error">
            <text:p>#NAME?</text:p>
          </table:table-cell>
          <table:table-cell table:style-name="ce14" table:formula="of:=IF([.AJ28] = &quot;---&quot;; &quot;---&quot;; IF(RIGHT([.AI28];1) = LEFT([.AJ28];1); &quot;○&quot;; &quot;✕&quot;))" office:value-type="string" office:string-value="" calcext:value-type="error">
            <text:p>#NAME?</text:p>
          </table:table-cell>
          <table:table-cell table:style-name="ce14" table:formula="of:=IF([.AK28] = &quot;---&quot;; &quot;---&quot;; IF(RIGHT([.AJ28];1) = LEFT([.AK28];1); &quot;○&quot;; &quot;✕&quot;))" office:value-type="string" office:string-value="" calcext:value-type="error">
            <text:p>#NAME?</text:p>
          </table:table-cell>
          <table:table-cell table:number-columns-repeated="987"/>
        </table:table-row>
        <table:table-row table:style-name="ro1" table:number-rows-repeated="975">
          <table:table-cell table:number-columns-repeated="3"/>
          <table:table-cell table:style-name="ce8"/>
          <table:table-cell table:style-name="ce13" table:number-columns-repeated="33"/>
          <table:table-cell table:number-columns-repeated="987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シート1.A9:シート1.AK9 シート1.A14:シート1.A14 シート1.C14:シート1.AK14 シート1.A19:シート1.A19 シート1.C19:シート1.AK19 シート1.A24:シート1.A24 シート1.C24:シート1.AK24 シート1.C29:シート1.AK29">
            <calcext:condition calcext:apply-style-name="ConditionalStyle_1" calcext:value="contains-text(&quot;○&quot;)" calcext:base-cell-address="シート1.A9"/>
          </calcext:conditional-format>
          <calcext:conditional-format calcext:target-range-address="シート1.A9:シート1.AK9 シート1.A14:シート1.A14 シート1.C14:シート1.AK14 シート1.A19:シート1.A19 シート1.C19:シート1.AK19 シート1.A24:シート1.A24 シート1.C24:シート1.AK24 シート1.C29:シート1.AK29">
            <calcext:condition calcext:apply-style-name="ConditionalStyle_2" calcext:value="contains-text(&quot;✕&quot;)" calcext:base-cell-address="シート1.A9"/>
          </calcext:conditional-format>
          <calcext:conditional-format calcext:target-range-address="シート1.A9:シート1.AK9 シート1.A14:シート1.A14 シート1.C14:シート1.AK14 シート1.A19:シート1.A19 シート1.C19:シート1.AK19 シート1.A24:シート1.A24 シート1.C24:シート1.AK24 シート1.C29:シート1.AK29">
            <calcext:condition calcext:apply-style-name="ConditionalStyle_3" calcext:value="contains-text(&quot;---&quot;)" calcext:base-cell-address="シート1.A9"/>
          </calcext:conditional-format>
          <calcext:conditional-format calcext:target-range-address="シート1.A9:シート1.AK9 シート1.A14:シート1.A14 シート1.C14:シート1.AK14 シート1.A19:シート1.A19 シート1.C19:シート1.AK19 シート1.A24:シート1.A24 シート1.C24:シート1.AK24 シート1.C29:シート1.AK29">
            <calcext:condition calcext:apply-style-name="ConditionalStyle_3" calcext:value="formula-is(LEN(TRIM([.A9]))=0)" calcext:base-cell-address="シート1.A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3" meta:object-count="0"/>
    <meta:generator>LibreOfficeDev/6.0.5.2$Linux_X86_64 LibreOffice_project/</meta:generator>
  </office:meta>
</office:document-meta>
</file>